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1" svg:font-family="Tahoma, sans-serif"/>
    <style:font-face style:name="Times New Roman1" svg:font-family="'Times New Roman', serif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116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099cm" fo:margin-top="0cm" fo:margin-bottom="0cm" table:align="center" style:writing-mode="lr-tb"/>
    </style:style>
    <style:style style:name="Таблица2.A" style:family="table-column">
      <style:table-column-properties style:column-width="2.011cm"/>
    </style:style>
    <style:style style:name="Таблица2.B" style:family="table-column">
      <style:table-column-properties style:column-width="7.756cm"/>
    </style:style>
    <style:style style:name="Таблица2.C" style:family="table-column">
      <style:table-column-properties style:column-width="2.039cm"/>
    </style:style>
    <style:style style:name="Таблица2.D" style:family="table-column">
      <style:table-column-properties style:column-width="1.871cm"/>
    </style:style>
    <style:style style:name="Таблица2.E" style:family="table-column">
      <style:table-column-properties style:column-width="2.42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2.A2" style:family="table-cell">
      <style:table-cell-properties fo:padding-left="0.049cm" fo:padding-right="0.049cm" fo:padding-top="0cm" fo:padding-bottom="0cm" fo:border-left="0.018cm solid #00000a" fo:border-right="0.018cm solid #00000a" fo:border-top="0.018cm solid #00000a" fo:border-bottom="none"/>
    </style:style>
    <style:style style:name="Таблица2.A3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none"/>
    </style:style>
    <style:style style:name="Таблица2.A4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0.002cm solid #00000a"/>
    </style:style>
    <style:style style:name="Таблица2.A5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Таблица3" style:family="table">
      <style:table-properties style:width="17.942cm" fo:margin-left="-0.751cm" fo:margin-top="0cm" fo:margin-bottom="0cm" fo:break-before="page" table:align="left" style:writing-mode="lr-tb"/>
    </style:style>
    <style:style style:name="Таблица3.A" style:family="table-column">
      <style:table-column-properties style:column-width="7.883cm"/>
    </style:style>
    <style:style style:name="Таблица3.B" style:family="table-column">
      <style:table-column-properties style:column-width="0.737cm"/>
    </style:style>
    <style:style style:name="Таблица3.C" style:family="table-column">
      <style:table-column-properties style:column-width="9.32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3.B1" style:family="table-cell">
      <style:table-cell-properties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3.4" style:family="table-row">
      <style:table-row-properties style:min-row-height="0.333cm" style:keep-together="true" fo:keep-together="auto"/>
    </style:style>
    <style:style style:name="Таблица3.5" style:family="table-row">
      <style:table-row-properties style:min-row-height="0.116cm" style:keep-together="true" fo:keep-together="auto"/>
    </style:style>
    <style:style style:name="Таблица3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4" style:family="table">
      <style:table-properties style:width="17.099cm" fo:margin-top="0cm" fo:margin-bottom="0cm" table:align="center" style:writing-mode="lr-tb"/>
    </style:style>
    <style:style style:name="Таблица4.A" style:family="table-column">
      <style:table-column-properties style:column-width="1.75cm"/>
    </style:style>
    <style:style style:name="Таблица4.B" style:family="table-column">
      <style:table-column-properties style:column-width="5.87cm"/>
    </style:style>
    <style:style style:name="Таблица4.C" style:family="table-column">
      <style:table-column-properties style:column-width="4.738cm"/>
    </style:style>
    <style:style style:name="Таблица4.D" style:family="table-column">
      <style:table-column-properties style:column-width="4.74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4.A2" style:family="table-cell">
      <style:table-cell-properties fo:padding-left="0.049cm" fo:padding-right="0.049cm" fo:padding-top="0cm" fo:padding-bottom="0cm" fo:border="0.018cm solid #00000a"/>
    </style:style>
    <style:style style:name="Таблица5" style:family="table">
      <style:table-properties style:width="16.099cm" fo:margin-top="0cm" fo:margin-bottom="0cm" table:align="center" style:writing-mode="lr-tb"/>
    </style:style>
    <style:style style:name="Таблица5.A" style:family="table-column">
      <style:table-column-properties style:column-width="16.09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Таблица6" style:family="table">
      <style:table-properties style:width="17.942cm" fo:margin-left="-0.751cm" fo:margin-top="0cm" fo:margin-bottom="0cm" fo:break-before="page" table:align="left" style:writing-mode="lr-tb"/>
    </style:style>
    <style:style style:name="Таблица6.A" style:family="table-column">
      <style:table-column-properties style:column-width="7.883cm"/>
    </style:style>
    <style:style style:name="Таблица6.B" style:family="table-column">
      <style:table-column-properties style:column-width="0.737cm"/>
    </style:style>
    <style:style style:name="Таблица6.C" style:family="table-column">
      <style:table-column-properties style:column-width="9.32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6.B1" style:family="table-cell">
      <style:table-cell-properties fo:padding-left="0.191cm" fo:padding-right="0.191cm" fo:padding-top="0cm" fo:padding-bottom="0cm" fo:border="none"/>
    </style:style>
    <style:style style:name="Таблица6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6.4" style:family="table-row">
      <style:table-row-properties style:min-row-height="0.333cm" style:keep-together="true" fo:keep-together="auto"/>
    </style:style>
    <style:style style:name="Таблица6.5" style:family="table-row">
      <style:table-row-properties style:min-row-height="0.58cm" style:keep-together="true" fo:keep-together="auto"/>
    </style:style>
    <style:style style:name="Таблица6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7" style:family="table">
      <style:table-properties style:width="17.754cm" fo:margin-top="0cm" fo:margin-bottom="0cm" table:align="center" style:writing-mode="lr-tb"/>
    </style:style>
    <style:style style:name="Таблица7.A" style:family="table-column">
      <style:table-column-properties style:column-width="17.75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/>
    </style:style>
    <style:style style:name="Таблица7.2" style:family="table-row">
      <style:table-row-properties style:min-row-height="0.113cm" style:keep-together="true" fo:keep-together="auto"/>
    </style:style>
    <style:style style:name="Таблица7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7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7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7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7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7.9" style:family="table-row">
      <style:table-row-properties style:min-row-height="0.035cm" style:keep-together="true" fo:keep-together="auto"/>
    </style:style>
    <style:style style:name="Таблица7.11" style:family="table-row">
      <style:table-row-properties style:min-row-height="0.131cm" style:keep-together="true" fo:keep-together="auto"/>
    </style:style>
    <style:style style:name="Таблица7.12" style:family="table-row">
      <style:table-row-properties style:min-row-height="0.265cm" style:keep-together="true" fo:keep-together="auto"/>
    </style:style>
    <style:style style:name="Таблица8" style:family="table">
      <style:table-properties style:width="16.87cm" fo:margin-top="0cm" fo:margin-bottom="0cm" table:align="center" style:writing-mode="lr-tb"/>
    </style:style>
    <style:style style:name="Таблица8.A" style:family="table-column">
      <style:table-column-properties style:column-width="1.312cm"/>
    </style:style>
    <style:style style:name="Таблица8.B" style:family="table-column">
      <style:table-column-properties style:column-width="4.166cm"/>
    </style:style>
    <style:style style:name="Таблица8.C" style:family="table-column">
      <style:table-column-properties style:column-width="6.308cm"/>
    </style:style>
    <style:style style:name="Таблица8.D" style:family="table-column">
      <style:table-column-properties style:column-width="2.94cm"/>
    </style:style>
    <style:style style:name="Таблица8.E" style:family="table-column">
      <style:table-column-properties style:column-width="2.14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9" style:family="table">
      <style:table-properties style:width="19.015cm" fo:margin-left="-0.026cm" fo:margin-top="0cm" fo:margin-bottom="0cm" table:align="left" style:writing-mode="lr-tb"/>
    </style:style>
    <style:style style:name="Таблица9.A" style:family="table-column">
      <style:table-column-properties style:column-width="6.336cm"/>
    </style:style>
    <style:style style:name="Таблица9.B" style:family="table-column">
      <style:table-column-properties style:column-width="0.707cm"/>
    </style:style>
    <style:style style:name="Таблица9.C" style:family="table-column">
      <style:table-column-properties style:column-width="5.632cm"/>
    </style:style>
    <style:style style:name="Таблица9.D" style:family="table-column">
      <style:table-column-properties style:column-width="4.226cm"/>
    </style:style>
    <style:style style:name="Таблица9.E" style:family="table-column">
      <style:table-column-properties style:column-width="2.113cm"/>
    </style:style>
    <style:style style:name="Таблица9.1" style:family="table-row">
      <style:table-row-properties style:min-row-height="0.529cm" style:keep-together="true" fo:keep-together="auto"/>
    </style:style>
    <style:style style:name="Таблица9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2" style:family="table-row">
      <style:table-row-properties style:min-row-height="0.45cm" style:keep-together="true" fo:keep-together="auto"/>
    </style:style>
    <style:style style:name="Таблица9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9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9.6" style:family="table-row">
      <style:table-row-properties style:min-row-height="0.423cm" style:keep-together="true" fo:keep-together="auto"/>
    </style:style>
    <style:style style:name="Таблица9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0" style:family="table">
      <style:table-properties style:width="17.942cm" fo:margin-left="-0.751cm" fo:margin-top="0cm" fo:margin-bottom="0cm" fo:break-before="page" table:align="left" style:writing-mode="lr-tb"/>
    </style:style>
    <style:style style:name="Таблица10.A" style:family="table-column">
      <style:table-column-properties style:column-width="7.883cm"/>
    </style:style>
    <style:style style:name="Таблица10.B" style:family="table-column">
      <style:table-column-properties style:column-width="0.737cm"/>
    </style:style>
    <style:style style:name="Таблица10.C" style:family="table-column">
      <style:table-column-properties style:column-width="9.322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0.B1" style:family="table-cell">
      <style:table-cell-properties fo:padding-left="0.191cm" fo:padding-right="0.191cm" fo:padding-top="0cm" fo:padding-bottom="0cm" fo:border="none"/>
    </style:style>
    <style:style style:name="Таблица10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0.4" style:family="table-row">
      <style:table-row-properties style:min-row-height="0.333cm" style:keep-together="true" fo:keep-together="auto"/>
    </style:style>
    <style:style style:name="Таблица10.5" style:family="table-row">
      <style:table-row-properties style:min-row-height="0.58cm" style:keep-together="true" fo:keep-together="auto"/>
    </style:style>
    <style:style style:name="Таблица10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1" style:family="table">
      <style:table-properties style:width="17.754cm" fo:margin-top="0cm" fo:margin-bottom="0cm" table:align="center" style:writing-mode="lr-tb"/>
    </style:style>
    <style:style style:name="Таблица11.A" style:family="table-column">
      <style:table-column-properties style:column-width="17.75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none"/>
    </style:style>
    <style:style style:name="Таблица11.2" style:family="table-row">
      <style:table-row-properties style:min-row-height="0.113cm" style:keep-together="true" fo:keep-together="auto"/>
    </style:style>
    <style:style style:name="Таблица11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11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11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11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1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11.9" style:family="table-row">
      <style:table-row-properties style:min-row-height="0.035cm" style:keep-together="true" fo:keep-together="auto"/>
    </style:style>
    <style:style style:name="Таблица11.11" style:family="table-row">
      <style:table-row-properties style:min-row-height="0.131cm" style:keep-together="true" fo:keep-together="auto"/>
    </style:style>
    <style:style style:name="Таблица11.12" style:family="table-row">
      <style:table-row-properties style:min-row-height="0.265cm" style:keep-together="true" fo:keep-together="auto"/>
    </style:style>
    <style:style style:name="Таблица12" style:family="table">
      <style:table-properties style:width="19.015cm" fo:margin-left="-0.026cm" fo:margin-top="0cm" fo:margin-bottom="0cm" table:align="left" style:writing-mode="lr-tb"/>
    </style:style>
    <style:style style:name="Таблица12.A" style:family="table-column">
      <style:table-column-properties style:column-width="6.336cm"/>
    </style:style>
    <style:style style:name="Таблица12.B" style:family="table-column">
      <style:table-column-properties style:column-width="0.707cm"/>
    </style:style>
    <style:style style:name="Таблица12.C" style:family="table-column">
      <style:table-column-properties style:column-width="5.632cm"/>
    </style:style>
    <style:style style:name="Таблица12.D" style:family="table-column">
      <style:table-column-properties style:column-width="4.226cm"/>
    </style:style>
    <style:style style:name="Таблица12.E" style:family="table-column">
      <style:table-column-properties style:column-width="2.113cm"/>
    </style:style>
    <style:style style:name="Таблица12.1" style:family="table-row">
      <style:table-row-properties style:min-row-height="0.529cm" style:keep-together="true" fo:keep-together="auto"/>
    </style:style>
    <style:style style:name="Таблица12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2.2" style:family="table-row">
      <style:table-row-properties style:min-row-height="0.45cm" style:keep-together="true" fo:keep-together="auto"/>
    </style:style>
    <style:style style:name="Таблица12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2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2.6" style:family="table-row">
      <style:table-row-properties style:min-row-height="0.423cm" style:keep-together="true" fo:keep-together="auto"/>
    </style:style>
    <style:style style:name="Таблица12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2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2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3" style:family="table">
      <style:table-properties style:width="36.959cm" fo:margin-left="-0.751cm" fo:margin-top="0cm" fo:margin-bottom="0cm" fo:break-before="page" table:align="left" style:writing-mode="lr-tb"/>
    </style:style>
    <style:style style:name="Таблица13.A" style:family="table-column">
      <style:table-column-properties style:column-width="18.479cm"/>
    </style:style>
    <style:style style:name="Таблица13.B" style:family="table-column">
      <style:table-column-properties style:column-width="18.48cm"/>
    </style:style>
    <style:style style:name="Таблица13.1" style:family="table-row">
      <style:table-row-properties style:min-row-height="0.45cm" style:keep-together="true" fo:keep-together="auto"/>
    </style:style>
    <style:style style:name="Таблица1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3.A3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3.B3" style:family="table-cell">
      <style:table-cell-properties fo:padding-left="0.191cm" fo:padding-right="0.191cm" fo:padding-top="0cm" fo:padding-bottom="0cm" fo:border="none"/>
    </style:style>
    <style:style style:name="Таблица13.A4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3.6" style:family="table-row">
      <style:table-row-properties style:min-row-height="0.333cm" style:keep-together="true" fo:keep-together="auto"/>
    </style:style>
    <style:style style:name="Таблица13.7" style:family="table-row">
      <style:table-row-properties style:min-row-height="0.58cm" style:keep-together="true" fo:keep-together="auto"/>
    </style:style>
    <style:style style:name="Таблица13.A7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4" style:family="table">
      <style:table-properties style:width="17.408cm" fo:margin-left="-0.499cm" fo:margin-top="0cm" fo:margin-bottom="0cm" table:align="left" style:writing-mode="lr-tb"/>
    </style:style>
    <style:style style:name="Таблица14.A" style:family="table-column">
      <style:table-column-properties style:column-width="1.102cm"/>
    </style:style>
    <style:style style:name="Таблица14.B" style:family="table-column">
      <style:table-column-properties style:column-width="4.2cm"/>
    </style:style>
    <style:style style:name="Таблица14.C" style:family="table-column">
      <style:table-column-properties style:column-width="0.914cm"/>
    </style:style>
    <style:style style:name="Таблица14.D" style:family="table-column">
      <style:table-column-properties style:column-width="2.782cm"/>
    </style:style>
    <style:style style:name="Таблица14.E" style:family="table-column">
      <style:table-column-properties style:column-width="3.524cm"/>
    </style:style>
    <style:style style:name="Таблица14.F" style:family="table-column">
      <style:table-column-properties style:column-width="1.048cm"/>
    </style:style>
    <style:style style:name="Таблица14.G" style:family="table-column">
      <style:table-column-properties style:column-width="3.838cm"/>
    </style:style>
    <style:style style:name="Таблица14.1" style:family="table-row">
      <style:table-row-properties style:min-row-height="0.796cm" style:keep-together="true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4.C1" style:family="table-cell">
      <style:table-cell-properties fo:padding-left="0.191cm" fo:padding-right="0.191cm" fo:padding-top="0cm" fo:padding-bottom="0cm" fo:border="0.018cm solid #000001"/>
    </style:style>
    <style:style style:name="Таблица14.2" style:family="table-row">
      <style:table-row-properties style:keep-together="true" fo:keep-together="auto"/>
    </style:style>
    <style:style style:name="Таблица14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14.F5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14.7" style:family="table-row">
      <style:table-row-properties style:min-row-height="2.096cm" style:keep-together="true" fo:keep-together="auto"/>
    </style:style>
    <style:style style:name="Таблица14.D1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4.19" style:family="table-row">
      <style:table-row-properties style:min-row-height="0.734cm" style:keep-together="true" fo:keep-together="auto"/>
    </style:style>
    <style:style style:name="Таблица14.22" style:family="table-row">
      <style:table-row-properties style:min-row-height="0.594cm" style:keep-together="true" fo:keep-together="auto"/>
    </style:style>
    <style:style style:name="Таблица14.70" style:family="table-row">
      <style:table-row-properties style:min-row-height="2.066cm" style:keep-together="true" fo:keep-together="auto"/>
    </style:style>
    <style:style style:name="Таблица14.85" style:family="table-row">
      <style:table-row-properties style:min-row-height="1.004cm" style:keep-together="true" fo:keep-together="auto"/>
    </style:style>
    <style:style style:name="Таблица14.97" style:family="table-row">
      <style:table-row-properties style:min-row-height="0.891cm" style:keep-together="true" fo:keep-together="auto"/>
    </style:style>
    <style:style style:name="Таблица14.99" style:family="table-row">
      <style:table-row-properties style:min-row-height="1.997cm" style:keep-together="true" fo:keep-together="auto"/>
    </style:style>
    <style:style style:name="Таблица14.105" style:family="table-row">
      <style:table-row-properties style:min-row-height="1.498cm" style:keep-together="true" fo:keep-together="auto"/>
    </style:style>
    <style:style style:name="Таблица14.A125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4.B125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14.C125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5" style:family="table">
      <style:table-properties style:width="19.05cm" table:align="left" style:writing-mode="lr-tb"/>
    </style:style>
    <style:style style:name="Таблица15.A" style:family="table-column">
      <style:table-column-properties style:column-width="1.905cm"/>
    </style:style>
    <style:style style:name="Таблица15.A1" style:family="table-cell">
      <style:table-cell-properties style:vertical-align="middle"/>
    </style:style>
    <style:style style:name="Таблица15.A7" style:family="table-cell">
      <style:table-cell-properties style:vertical-align="botto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8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8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0pt" fo:language="en" fo:country="US" style:font-size-asian="10pt" style:font-size-complex="8pt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0pt" fo:font-style="italic" style:font-size-asian="10pt" style:font-style-asian="italic" style:font-size-complex="8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9.678cm"/>
        </style:tab-stops>
      </style:paragraph-properties>
      <style:text-properties fo:font-size="10pt" fo:font-style="italic" style:font-size-asian="10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3.658cm"/>
        </style:tab-stops>
      </style:paragraph-properties>
      <style:text-properties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16" style:family="paragraph" style:parent-style-name="Standard">
      <style:paragraph-properties fo:margin-top="0cm" fo:margin-bottom="0cm" fo:line-height="100%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2" style:font-size-asian="10pt" style:language-asian="ru" style:country-asian="RU" style:font-size-complex="10pt"/>
    </style:style>
    <style:style style:name="P21" style:family="paragraph" style:parent-style-name="Standard">
      <style:paragraph-properties fo:margin-top="0cm" fo:margin-bottom="0cm" fo:orphans="0" fo:widows="0"/>
      <style:text-properties style:font-name="Times New Roman" fo:font-size="10pt" style:font-name-asian="Times New Roman2" style:font-size-asian="10pt" style:language-asian="ru" style:country-asian="RU" style:font-size-complex="10pt"/>
    </style:style>
    <style:style style:name="P22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fo:line-height="100%"/>
      <style:text-properties style:font-name="Times New Roman" style:font-name-asian="Times New Roman2" style:language-asian="ru" style:country-asian="RU"/>
    </style:style>
    <style:style style:name="P25" style:family="paragraph" style:parent-style-name="Standard">
      <style:paragraph-properties fo:margin-top="0cm" fo:margin-bottom="0cm" fo:line-height="100%"/>
      <style:text-properties style:font-name="Times New Roman" fo:font-size="6.5pt" fo:font-style="italic" style:text-underline-style="solid" style:text-underline-width="auto" style:text-underline-color="font-color" style:font-name-asian="Times New Roman2" style:font-size-asian="6.5pt" style:language-asian="ru" style:country-asian="RU" style:font-style-asian="italic" style:font-size-complex="6.5pt" style:font-style-complex="italic"/>
    </style:style>
    <style:style style:name="P26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2" style:font-size-asian="6.5pt" style:language-asian="ru" style:country-asian="RU" style:font-style-asian="italic" style:font-size-complex="6.5pt" style:font-style-complex="italic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2" style:font-size-asian="6.5pt" style:language-asian="ru" style:country-asian="RU" style:font-style-asian="italic" style:font-size-complex="6.5pt" style:font-style-complex="italic"/>
    </style:style>
    <style:style style:name="P28" style:family="paragraph" style:parent-style-name="Standard">
      <style:paragraph-properties fo:margin-top="0cm" fo:margin-bottom="0cm" fo:line-height="100%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</style:style>
    <style:style style:name="P30" style:family="paragraph" style:parent-style-name="Standard">
      <style:paragraph-properties fo:margin-top="0cm" fo:margin-bottom="0cm" fo:orphans="0" fo:widows="0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8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8pt"/>
    </style:style>
    <style:style style:name="P34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35" style:family="paragraph" style:parent-style-name="Standard">
      <style:paragraph-properties fo:margin-top="0cm" fo:margin-bottom="0cm" fo:line-height="100%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36" style:family="paragraph" style:parent-style-name="Standard">
      <style:paragraph-properties fo:margin-top="0cm" fo:margin-bottom="0cm" fo:text-align="center" style:justify-single-word="false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37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9" style:family="paragraph" style:parent-style-name="Standard">
      <style:paragraph-properties fo:margin-top="0cm" fo:margin-bottom="0cm" fo:line-height="100%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41" style:family="paragraph" style:parent-style-name="Standard">
      <style:paragraph-properties fo:margin-top="0cm" fo:margin-bottom="0cm" fo:line-height="100%"/>
      <style:text-properties fo:font-size="8pt" style:font-size-asian="8pt" style:font-size-complex="8pt" style:font-style-complex="italic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fo:font-size="8pt" style:font-size-asian="8pt" style:font-size-complex="8pt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fo:font-style="italic" style:font-size-asian="8pt" style:font-style-asian="italic" style:font-size-complex="8pt" style:font-style-complex="italic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2" style:font-size-asian="9pt" style:language-asian="ru" style:country-asian="RU" style:font-style-asian="italic" style:font-weight-asian="bold" style:font-name-complex="Tahoma2" style:font-size-complex="9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2" style:font-size-asian="9pt" style:language-asian="ru" style:country-asian="RU" style:font-style-asian="italic" style:font-name-complex="Tahoma2" style:font-size-complex="9pt" style:font-style-complex="italic" style:font-weight-complex="bold"/>
    </style:style>
    <style:style style:name="P46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2" style:font-size-asian="10pt" style:language-asian="ru" style:country-asian="RU" style:font-style-asian="italic" style:font-weight-asian="bold" style:font-name-complex="Tahoma2" style:font-size-complex="10pt" style:font-style-complex="italic" style:font-weight-complex="bold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2" style:font-size-asian="10pt" style:language-asian="ru" style:country-asian="RU" style:font-style-asian="italic" style:font-weight-asian="bold" style:font-name-complex="Tahoma2" style:font-size-complex="10pt" style:font-style-complex="italic" style:font-weight-complex="bold"/>
    </style:style>
    <style:style style:name="P48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language="en" fo:country="US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3" style:family="paragraph" style:parent-style-name="Standard">
      <style:paragraph-properties fo:margin-top="0.212cm" fo:margin-bottom="0cm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4" style:family="paragraph" style:parent-style-name="Standard">
      <style:paragraph-properties fo:margin-top="0.212cm" fo:margin-bottom="0cm" fo:line-height="100%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5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Standard">
      <style:paragraph-properties fo:margin-top="0.212cm" fo:margin-bottom="0cm" fo:text-align="justify" style:justify-single-word="false" fo:orphans="0" fo:widows="0"/>
      <style:text-properties fo:font-weight="bold" style:font-weight-asian="bold" style:font-size-complex="8pt" style:font-weight-complex="bold"/>
    </style:style>
    <style:style style:name="P58" style:family="paragraph" style:parent-style-name="Standard">
      <style:paragraph-properties fo:margin-top="0.212cm" fo:margin-bottom="0cm" fo:text-align="justify" style:justify-single-word="false" fo:orphans="0" fo:widows="0"/>
    </style:style>
    <style:style style:name="P59" style:family="paragraph" style:parent-style-name="Standard">
      <style:paragraph-properties fo:margin-top="0.212cm" fo:margin-bottom="0cm" fo:orphans="0" fo:widows="0"/>
      <style:text-properties fo:font-size="10pt" style:font-size-asian="10pt" style:font-size-complex="10pt"/>
    </style:style>
    <style:style style:name="P60" style:family="paragraph" style:parent-style-name="Standard">
      <style:paragraph-properties fo:margin-top="0.212cm" fo:margin-bottom="0cm" fo:line-height="100%" fo:orphans="0" fo:widows="0"/>
      <style:text-properties fo:font-size="10pt" fo:font-weight="bold" style:font-size-asian="10pt" style:font-weight-asian="bold" style:font-size-complex="10pt"/>
    </style:style>
    <style:style style:name="P61" style:family="paragraph" style:parent-style-name="Standard">
      <style:paragraph-properties fo:margin-top="0.212cm" fo:margin-bottom="0cm" fo:text-align="center" style:justify-single-word="false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62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63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64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style:font-size-asian="10pt" style:font-size-complex="10pt"/>
    </style:style>
    <style:style style:name="P66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2" style:font-size-asian="10pt" style:language-asian="ru" style:country-asian="RU" style:font-style-asian="italic" style:font-weight-asian="bold" style:font-size-complex="10pt" style:font-style-complex="italic"/>
    </style:style>
    <style:style style:name="P67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style:font-name-asian="Times New Roman2" style:font-size-asian="10pt" style:language-asian="ru" style:country-asian="RU" style:font-size-complex="10pt"/>
    </style:style>
    <style:style style:name="P68" style:family="paragraph" style:parent-style-name="Standard">
      <style:paragraph-properties fo:margin-left="0cm" fo:margin-right="-0.503cm" fo:margin-top="0cm" fo:margin-bottom="0cm" fo:text-align="justify" style:justify-single-word="false" fo:orphans="0" fo:widows="0" fo:text-indent="0cm" style:auto-text-indent="false"/>
    </style:style>
    <style:style style:name="P69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70" style:family="paragraph" style:parent-style-name="Standard">
      <style:paragraph-properties fo:margin-left="0cm" fo:margin-right="-0.503cm" fo:margin-top="0cm" fo:margin-bottom="0cm" fo:orphans="0" fo:widows="0" fo:text-indent="0cm" style:auto-text-indent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0pt" style:font-name-asian="Times New Roman2" style:font-size-asian="10pt" style:language-asian="ru" style:country-asian="RU" style:font-size-complex="10pt"/>
    </style:style>
    <style:style style:name="P71" style:family="paragraph" style:parent-style-name="Standard">
      <style:paragraph-properties fo:margin-top="0.212cm" fo:margin-bottom="0.212cm" fo:text-align="center" style:justify-single-word="false" fo:orphans="0" fo:widows="0"/>
      <style:text-properties fo:font-weight="bold" style:font-weight-asian="bold" style:font-weight-complex="bold"/>
    </style:style>
    <style:style style:name="P72" style:family="paragraph" style:parent-style-name="Standard">
      <style:paragraph-properties fo:margin-left="0cm" fo:margin-right="0cm" fo:text-indent="1.249cm" style:auto-text-indent="false"/>
      <style:text-properties fo:font-size="8pt" style:font-size-asian="8pt" style:font-size-complex="8pt"/>
    </style:style>
    <style:style style:name="P73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74" style:family="paragraph" style:parent-style-name="Standard">
      <style:paragraph-properties fo:margin-left="-0.049cm" fo:margin-right="0cm" fo:text-align="center" style:justify-single-word="false" fo:orphans="0" fo:widows="0" fo:text-indent="0cm" style:auto-text-indent="false"/>
      <style:text-properties fo:font-size="10pt" fo:font-style="italic" style:font-size-asian="10pt" style:font-style-asian="italic" style:font-size-complex="10pt"/>
    </style:style>
    <style:style style:name="P75" style:family="paragraph" style:parent-style-name="Standard">
      <style:paragraph-properties fo:margin-left="-0.079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76" style:family="paragraph" style:parent-style-name="Standard">
      <style:paragraph-properties fo:margin-left="0cm" fo:margin-right="0.349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77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78" style:family="paragraph" style:parent-style-name="Text_20_body">
      <style:paragraph-properties fo:margin-left="-0.139cm" fo:margin-right="-0.191cm" fo:text-align="start" style:justify-single-word="false" fo:text-indent="0cm" style:auto-text-indent="false"/>
      <style:text-properties fo:font-size="11pt" style:font-size-asian="11pt" style:font-size-complex="11pt"/>
    </style:style>
    <style:style style:name="P79" style:family="paragraph" style:parent-style-name="Text_20_body">
      <style:paragraph-properties fo:margin-left="-0.139cm" fo:margin-right="-0.191cm" fo:text-align="center" style:justify-single-word="false" fo:text-indent="0cm" style:auto-text-indent="false"/>
      <style:text-properties fo:color="#000000" fo:font-size="8pt" fo:font-style="italic" style:font-size-asian="8pt" style:font-style-asian="italic" style:font-size-complex="8pt" style:font-style-complex="italic"/>
    </style:style>
    <style:style style:name="P80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81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82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>
      <style:paragraph-properties fo:margin-left="-0.751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84" style:family="paragraph" style:parent-style-name="Standard">
      <style:paragraph-properties fo:margin-left="0cm" fo:margin-right="0cm" fo:margin-top="0.212cm" fo:margin-bottom="0.353cm" fo:text-align="end" style:justify-single-word="false" fo:orphans="0" fo:widows="0" fo:text-indent="0.499cm" style:auto-text-indent="false"/>
      <style:text-properties style:font-name="Times New Roman" fo:letter-spacing="0.053cm" style:font-size-complex="10pt"/>
    </style:style>
    <style:style style:name="P85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 style:font-style-complex="italic"/>
    </style:style>
    <style:style style:name="P86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/>
    </style:style>
    <style:style style:name="P87" style:family="paragraph" style:parent-style-name="Standard">
      <style:paragraph-properties fo:margin-left="0cm" fo:margin-right="0cm" fo:text-align="end" style:justify-single-word="false" fo:orphans="0" fo:widows="0" fo:text-indent="0.501cm" style:auto-text-indent="false"/>
      <style:text-properties style:font-name="Times New Roman" style:font-size-complex="10pt" style:font-style-complex="italic"/>
    </style:style>
    <style:style style:name="P88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89" style:family="paragraph" style:parent-style-name="Standard">
      <style:paragraph-properties fo:margin-left="-0.187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90" style:family="paragraph" style:parent-style-name="Standard">
      <style:paragraph-properties fo:margin-left="-0.085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91" style:family="paragraph" style:parent-style-name="Standard">
      <style:paragraph-properties fo:margin-left="0.011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92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93" style:family="paragraph" style:parent-style-name="Standard">
      <style:paragraph-properties>
        <style:tab-stops>
          <style:tab-stop style:position="3.658cm"/>
        </style:tab-stops>
      </style:paragraph-properties>
    </style:style>
    <style:style style:name="P94" style:family="paragraph" style:parent-style-name="Table_20_Contents">
      <style:text-properties fo:font-size="2pt" style:font-size-asian="2pt" style:font-size-complex="2pt"/>
    </style:style>
    <style:style style:name="P95" style:family="paragraph" style:parent-style-name="Table_20_Contents">
      <style:paragraph-properties fo:margin-top="0cm" fo:margin-bottom="0cm" fo:padding="0cm" fo:border="none"/>
      <style:text-properties style:font-name="Times New Roman1"/>
    </style:style>
    <style:style style:name="P96" style:family="paragraph" style:parent-style-name="Table_20_Contents">
      <style:paragraph-properties fo:margin-top="0cm" fo:margin-bottom="0cm" fo:text-align="center" style:justify-single-word="false" fo:padding="0cm" fo:border="none"/>
      <style:text-properties style:font-name="Times New Roman1" fo:font-size="6.5pt" fo:font-style="italic"/>
    </style:style>
    <style:style style:name="P97" style:family="paragraph" style:parent-style-name="Table_20_Contents">
      <style:paragraph-properties fo:margin-top="0cm" fo:margin-bottom="0cm" fo:padding="0cm" fo:border="none"/>
      <style:text-properties style:font-name="Tahoma1" fo:font-size="9pt" fo:font-style="italic"/>
    </style:style>
    <style:style style:name="P98" style:family="paragraph" style:parent-style-name="Table_20_Contents">
      <style:paragraph-properties fo:margin-top="0cm" fo:margin-bottom="0cm" fo:padding-left="0cm" fo:padding-right="0cm" fo:padding-top="0cm" fo:padding-bottom="0.049cm" fo:border-left="none" fo:border-right="none" fo:border-top="none" fo:border-bottom="0.035cm solid #000000"/>
      <style:text-properties style:font-name="Tahoma1" fo:font-size="9pt" fo:font-style="italic"/>
    </style:style>
    <style:style style:name="P99" style:family="paragraph" style:parent-style-name="Table_20_Contents">
      <style:paragraph-properties fo:margin-top="0cm" fo:margin-bottom="0cm" fo:text-align="center" style:justify-single-word="false" fo:padding-left="0cm" fo:padding-right="0cm" fo:padding-top="0cm" fo:padding-bottom="0.049cm" fo:border-left="none" fo:border-right="none" fo:border-top="none" fo:border-bottom="0.035cm solid #000000"/>
    </style:style>
    <style:style style:name="P100" style:family="paragraph" style:parent-style-name="Table_20_Contents">
      <style:paragraph-properties fo:margin-top="0cm" fo:margin-bottom="0cm" fo:text-align="center" style:justify-single-word="false" fo:padding-left="0cm" fo:padding-right="0cm" fo:padding-top="0.049cm" fo:padding-bottom="0cm" fo:border-left="none" fo:border-right="none" fo:border-top="0.035cm solid #000000" fo:border-bottom="none"/>
      <style:text-properties style:font-name="Times New Roman1" fo:font-size="6.5pt" fo:font-style="italic"/>
    </style:style>
    <style:style style:name="P101" style:family="paragraph" style:parent-style-name="Text_20_body">
      <style:paragraph-properties>
        <style:tab-stops>
          <style:tab-stop style:position="3.658cm"/>
        </style:tab-stops>
      </style:paragraph-properties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text-underline-style="solid" style:text-underline-width="auto" style:text-underline-color="font-color" style:font-name-asian="Times New Roman2" style:font-size-asian="10pt" style:language-asian="ru" style:country-asian="RU" style:font-style-asian="italic" style:font-size-complex="10pt" style:font-style-complex="italic"/>
    </style:style>
    <style:style style:name="T3" style:family="text">
      <style:text-properties style:font-name="Times New Roman" fo:font-size="10pt" style:font-name-asian="Times New Roman2" style:font-size-asian="10pt" style:language-asian="ru" style:country-asian="RU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fo:font-size="10pt" style:font-size-asian="10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weight="bold" style:font-weight-asian="bold" style:font-size-complex="8pt" style:font-weight-complex="bold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8pt" fo:language="en" fo:country="US" fo:font-style="italic" style:font-size-asian="8pt" style:font-style-asian="italic" style:font-size-complex="8pt"/>
    </style:style>
    <style:style style:name="T13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4" style:family="text">
      <style:text-properties style:font-size-complex="8pt"/>
    </style:style>
    <style:style style:name="T15" style:family="text">
      <style:text-properties style:text-underline-style="solid" style:text-underline-width="auto" style:text-underline-color="font-color" style:font-size-complex="8pt"/>
    </style:style>
    <style:style style:name="T16" style:family="text">
      <style:text-properties fo:text-transform="uppercase" fo:font-size="10pt" style:font-size-asian="10pt" style:font-size-complex="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Tahoma" fo:font-size="9pt" fo:font-style="italic" style:font-size-asian="9pt" style:font-style-asian="italic" style:font-name-complex="Tahoma2" style:font-size-complex="9pt"/>
    </style:style>
    <style:style style:name="T19" style:family="text">
      <style:text-properties style:font-name="Tahoma" fo:font-size="9pt" fo:font-style="italic" fo:font-weight="normal" style:font-size-asian="9pt" style:font-style-asian="italic" style:font-weight-asian="normal" style:font-name-complex="Tahoma2" style:font-size-complex="9pt" style:font-weight-complex="normal"/>
    </style:style>
    <style:style style:name="T20" style:family="text">
      <style:text-properties fo:color="#ff0000" fo:font-size="8pt" fo:language="en" fo:country="US" fo:font-style="italic" fo:font-weight="bold" style:font-size-asian="8pt" style:font-style-asian="italic" style:font-weight-asian="bold" style:font-size-complex="8pt" style:font-style-complex="italic"/>
    </style:style>
    <style:style style:name="T21" style:family="text">
      <style:text-properties style:text-position="super 58%"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2"/>
          </table:table-cell>
          <table:table-cell table:style-name="Таблица1.B1" office:value-type="string">
            <text:p text:style-name="P53"/>
          </table:table-cell>
          <table:table-cell table:style-name="Таблица1.A1" office:value-type="string">
            <text:p text:style-name="P55">Бийск</text:p>
          </table:table-cell>
        </table:table-row>
        <table:table-row table:style-name="Таблица1.1">
          <table:table-cell table:style-name="Таблица1.A2" office:value-type="string">
            <text:p text:style-name="P1">(Министерство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город)</text:p>
          </table:table-cell>
        </table:table-row>
        <table:table-row table:style-name="Таблица1.1">
          <table:table-cell table:style-name="Таблица1.A1" office:value-type="string">
            <text:p text:style-name="P18">АО «Гипроив»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82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">(Генподрядчи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7">ООО «Востокэнергострой»</text:p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66">Реконструкция для создания производства октогена.</text:p>
            <text:p text:style-name="P56">Перекристаллизация и получение влажного продукта. Здания 2227(монтаж электроосвещения)</text:p>
          </table:table-cell>
        </table:table-row>
        <table:table-row table:style-name="Таблица1.1">
          <table:table-cell table:style-name="Таблица1.A2" office:value-type="string">
            <text:p text:style-name="P1">(монтажное управление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объект)</text:p>
          </table:table-cell>
        </table:table-row>
        <table:table-row table:style-name="Таблица1.1">
          <table:table-cell table:style-name="Таблица1.A5" office:value-type="string">
            <text:p text:style-name="P19">Электромонтажный участок № 1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9">20.09.2019г</text:p>
          </table:table-cell>
        </table:table-row>
        <table:table-row table:style-name="Таблица1.1">
          <table:table-cell table:style-name="Таблица1.A2" office:value-type="string">
            <text:p text:style-name="P1">(участо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дата)</text:p>
          </table:table-cell>
        </table:table-row>
      </table:table>
      <text:p text:style-name="P22"/>
      <text:p text:style-name="P84">Форма 1</text:p>
      <text:p text:style-name="P87">Приложение 2</text:p>
      <text:p text:style-name="P85">к Акту технической готовности от</text:p>
      <text:p text:style-name="P86">« 20 » __сентября__ 20 19 г.</text:p>
      <text:p text:style-name="P23"><text:bookmark-start text:name="_Toc516219137"/>ВЕДОМОСТЬ <text:line-break/>ТЕХНИЧЕСКОЙ ДОКУМЕНТАЦИИ, ПРЕДЪЯВЛЯЕМОЙ ПРИ СДАЧЕ-ПРИЕМКЕ ЭЛЕКТРОМОНТАЖНЫХ РАБОТ<text:bookmark-end text:name="_Toc516219137"/>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 table:style-name="Таблица2.1">
            <table:table-cell table:style-name="Таблица2.A1" office:value-type="string">
              <text:p text:style-name="P5">Разделы</text:p>
            </table:table-cell>
            <table:table-cell table:style-name="Таблица2.A1" office:value-type="string">
              <text:p text:style-name="P5">Состав документации</text:p>
            </table:table-cell>
            <table:table-cell table:style-name="Таблица2.A1" office:value-type="string">
              <text:p text:style-name="P5">Номер документов</text:p>
            </table:table-cell>
            <table:table-cell table:style-name="Таблица2.A1" office:value-type="string">
              <text:p text:style-name="P5">Кол-во листов</text:p>
            </table:table-cell>
            <table:table-cell table:style-name="Таблица2.A1" office:value-type="string">
              <text:p text:style-name="P5">Примечание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7">I</text:p>
          </table:table-cell>
          <table:table-cell table:style-name="Таблица2.A2" office:value-type="string">
            <text:p text:style-name="P8">Комплект рабочих чертежей электротехнической части - исполнительная документация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3"/>
          </table:table-cell>
        </table:table-row>
        <table:table-row table:style-name="Таблица2.1">
          <table:table-cell table:style-name="Таблица2.A3" office:value-type="string">
            <text:p text:style-name="P6">II</text:p>
          </table:table-cell>
          <table:table-cell table:style-name="Таблица2.A3" office:value-type="string">
            <text:p text:style-name="P8">Комплект заводской документации (паспорта электрооборудования, протоколы заводских испытаний, инструкции по монтажу, наладке и эксплуатации и т.п.)</text:p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><text:s text:c="9"/>23</text:p>
            <text:p text:style-name="P4"/>
          </table:table-cell>
          <table:table-cell table:style-name="Таблица2.A3" office:value-type="string">
            <text:p text:style-name="P3"/>
          </table:table-cell>
        </table:table-row>
        <table:table-row table:style-name="Таблица2.1">
          <table:table-cell table:style-name="Таблица2.A4" office:value-type="string">
            <text:p text:style-name="P7">III</text:p>
          </table:table-cell>
          <table:table-cell table:style-name="Таблица2.A4" office:value-type="string">
            <text:p text:style-name="P8">Акты, протоколы, ведомости, журналы по электромонтажным работам и по строительным работам, связанным с монтажом электротехнических устройств</text:p>
          </table:table-cell>
          <table:table-cell table:style-name="Таблица2.A4" office:value-type="string">
            <text:p text:style-name="P4"/>
          </table:table-cell>
          <table:table-cell table:style-name="Таблица2.A4" office:value-type="string">
            <text:p text:style-name="P3">9</text:p>
          </table:table-cell>
          <table:table-cell table:style-name="Таблица2.A4" office:value-type="string">
            <text:p text:style-name="P3"/>
          </table:table-cell>
        </table:table-row>
        <table:table-row table:style-name="Таблица2.1">
          <table:table-cell table:style-name="Таблица2.A5" table:number-columns-spanned="5" office:value-type="string">
            <text:p text:style-name="P57"/>
            <text:p text:style-name="P58"><text:span text:style-name="T9">Представитель монтажной организации</text:span><text:span text:style-name="T14"> <text:s text:c="4"/></text:span><text:span text:style-name="T15">Постников В. М.</text:span><text:span text:style-name="T14">_________________________</text:span></text:p>
            <text:p text:style-name="P9"><text:s text:c="104"/>(подпись)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1"/>
          </table:table-cell>
          <table:table-cell table:style-name="Таблица3.B1" office:value-type="string">
            <text:p text:style-name="P59"/>
          </table:table-cell>
          <table:table-cell table:style-name="Таблица3.A1" office:value-type="string">
            <text:p text:style-name="P55">Бийск</text:p>
          </table:table-cell>
        </table:table-row>
        <table:table-row table:style-name="Таблица3.1">
          <table:table-cell table:style-name="Таблица3.A2" office:value-type="string">
            <text:p text:style-name="P1">(Министерство)</text:p>
          </table:table-cell>
          <table:table-cell table:style-name="Таблица3.B1" office:value-type="string">
            <text:p text:style-name="P14"/>
          </table:table-cell>
          <table:table-cell table:style-name="Таблица3.A2" office:value-type="string">
            <text:p text:style-name="P1">(город)</text:p>
          </table:table-cell>
        </table:table-row>
        <table:table-row table:style-name="Таблица3.1">
          <table:table-cell table:style-name="Таблица3.A1" office:value-type="string">
            <text:p text:style-name="P18">АО «Гипроив»</text:p>
          </table:table-cell>
          <table:table-cell table:style-name="Таблица3.B1" office:value-type="string">
            <text:p text:style-name="P35"/>
          </table:table-cell>
          <table:table-cell table:style-name="Таблица3.A1" office:value-type="string">
            <text:p text:style-name="P82">ФКП «БОЗ»</text:p>
          </table:table-cell>
        </table:table-row>
        <table:table-row table:style-name="Таблица3.4">
          <table:table-cell table:style-name="Таблица3.A2" office:value-type="string">
            <text:p text:style-name="P1">(Генподрядчик)</text:p>
          </table:table-cell>
          <table:table-cell table:style-name="Таблица3.B1" office:value-type="string">
            <text:p text:style-name="P14"/>
          </table:table-cell>
          <table:table-cell table:style-name="Таблица3.A2" office:value-type="string">
            <text:p text:style-name="P1">(Заказчик)</text:p>
          </table:table-cell>
        </table:table-row>
        <table:table-row table:style-name="Таблица3.5">
          <table:table-cell table:style-name="Таблица3.A5" office:value-type="string">
            <text:p text:style-name="P17">ООО «Востокэнергострой»</text:p>
          </table:table-cell>
          <table:table-cell table:style-name="Таблица3.B1" office:value-type="string">
            <text:p text:style-name="P60"/>
          </table:table-cell>
          <table:table-cell table:style-name="Таблица3.A1" office:value-type="string">
            <text:p text:style-name="P66">Реконструкция для создания производства октогена.</text:p>
            <text:p text:style-name="P56">Перекристаллизация и получение влажного продукта. Здания 2227</text:p>
          </table:table-cell>
        </table:table-row>
        <table:table-row table:style-name="Таблица3.1">
          <table:table-cell table:style-name="Таблица3.A2" office:value-type="string">
            <text:p text:style-name="P1">(монтажное управление)</text:p>
          </table:table-cell>
          <table:table-cell table:style-name="Таблица3.B1" office:value-type="string">
            <text:p text:style-name="P14"/>
          </table:table-cell>
          <table:table-cell table:style-name="Таблица3.A2" office:value-type="string">
            <text:p text:style-name="P1">(объект)</text:p>
          </table:table-cell>
        </table:table-row>
        <table:table-row table:style-name="Таблица3.1">
          <table:table-cell table:style-name="Таблица3.A5" office:value-type="string">
            <text:p text:style-name="P19">Электромонтажный участок № 1</text:p>
          </table:table-cell>
          <table:table-cell table:style-name="Таблица3.B1" office:value-type="string">
            <text:p text:style-name="P36"/>
          </table:table-cell>
          <table:table-cell table:style-name="Таблица3.A1" office:value-type="string">
            <text:p text:style-name="P19">20.09.2019г</text:p>
          </table:table-cell>
        </table:table-row>
        <table:table-row table:style-name="Таблица3.1">
          <table:table-cell table:style-name="Таблица3.A2" office:value-type="string">
            <text:p text:style-name="P1">(участок)</text:p>
          </table:table-cell>
          <table:table-cell table:style-name="Таблица3.B1" office:value-type="string">
            <text:p text:style-name="P14"/>
          </table:table-cell>
          <table:table-cell table:style-name="Таблица3.A2" office:value-type="string">
            <text:p text:style-name="P1">(дата)</text:p>
          </table:table-cell>
        </table:table-row>
      </table:table>
      <text:p text:style-name="P84">Форма 3</text:p>
      <text:p text:style-name="P85">к Акту технической готовности от</text:p>
      <text:p text:style-name="P86">« 20 » __сентября__ 20 19 г.</text:p>
      <text:p text:style-name="P71"/>
      <text:p text:style-name="P23">ВЕДОМОСТЬ ИЗМЕНЕНИЙ И ОТСТУПЛЕНИЙ ОТ ПРОЕКТА</text:p>
      <text:p text:style-name="P2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"><text:span text:style-name="T16">№ </text:span><text:span text:style-name="T6">п.п.</text:span></text:p>
          </table:table-cell>
          <table:table-cell table:style-name="Таблица4.A1" office:value-type="string">
            <text:p text:style-name="P6">Состав изменений и отступлений</text:p>
          </table:table-cell>
          <table:table-cell table:style-name="Таблица4.A1" office:value-type="string">
            <text:p text:style-name="P6">Причина изменений</text:p>
          </table:table-cell>
          <table:table-cell table:style-name="Таблица4.A1" office:value-type="string">
            <text:p text:style-name="P6">Кем, когда согласовано, номер документа</text:p>
          </table:table-cell>
        </table:table-row>
        <table:table-row table:style-name="Таблица4.1">
          <table:table-cell table:style-name="Таблица4.A2" office:value-type="string">
            <text:p text:style-name="P3">1</text:p>
          </table:table-cell>
          <table:table-cell table:style-name="Таблица4.A2" office:value-type="string">
            <text:p text:style-name="P10">Изменения отсутствуют</text:p>
          </table:table-cell>
          <table:table-cell table:style-name="Таблица4.A2" office:value-type="string">
            <text:p text:style-name="P3"/>
          </table:table-cell>
          <table:table-cell table:style-name="Таблица4.A2" office:value-type="string">
            <text:p text:style-name="P3"/>
          </table:table-cell>
        </table:table-row>
      </table:table>
      <text:p text:style-name="P2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7"/>
            <text:p text:style-name="P58"><text:span text:style-name="T9">Представитель монтажной организации</text:span><text:span text:style-name="T14"> <text:s text:c="4"/></text:span><text:span text:style-name="T15">Постников В. М.</text:span><text:span text:style-name="T14">_________________________</text:span></text:p>
            <text:p text:style-name="P9"><text:s text:c="104"/>(подпись)</text:p>
          </table:table-cell>
        </table:table-row>
      </table:table>
      <text:p text:style-name="P2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1"/>
          </table:table-cell>
          <table:table-cell table:style-name="Таблица6.B1" office:value-type="string">
            <text:p text:style-name="P59"/>
          </table:table-cell>
          <table:table-cell table:style-name="Таблица6.A1" office:value-type="string">
            <text:p text:style-name="P55">Бийск</text:p>
          </table:table-cell>
        </table:table-row>
        <table:table-row table:style-name="Таблица6.1">
          <table:table-cell table:style-name="Таблица6.A2" office:value-type="string">
            <text:p text:style-name="P1">(Министерство)</text:p>
          </table:table-cell>
          <table:table-cell table:style-name="Таблица6.B1" office:value-type="string">
            <text:p text:style-name="P14"/>
          </table:table-cell>
          <table:table-cell table:style-name="Таблица6.A2" office:value-type="string">
            <text:p text:style-name="P1">(город)</text:p>
          </table:table-cell>
        </table:table-row>
        <table:table-row table:style-name="Таблица6.1">
          <table:table-cell table:style-name="Таблица6.A1" office:value-type="string">
            <text:p text:style-name="P18">АО «Гипроив»</text:p>
          </table:table-cell>
          <table:table-cell table:style-name="Таблица6.B1" office:value-type="string">
            <text:p text:style-name="P35"/>
          </table:table-cell>
          <table:table-cell table:style-name="Таблица6.A1" office:value-type="string">
            <text:p text:style-name="P82">ФКП «БОЗ»</text:p>
          </table:table-cell>
        </table:table-row>
        <table:table-row table:style-name="Таблица6.4">
          <table:table-cell table:style-name="Таблица6.A2" office:value-type="string">
            <text:p text:style-name="P1">(Генподрядчик)</text:p>
          </table:table-cell>
          <table:table-cell table:style-name="Таблица6.B1" office:value-type="string">
            <text:p text:style-name="P14"/>
          </table:table-cell>
          <table:table-cell table:style-name="Таблица6.A2" office:value-type="string">
            <text:p text:style-name="P1">(Заказчик)</text:p>
          </table:table-cell>
        </table:table-row>
        <table:table-row table:style-name="Таблица6.5">
          <table:table-cell table:style-name="Таблица6.A5" office:value-type="string">
            <text:p text:style-name="P17">ООО «Востокэнергострой»</text:p>
          </table:table-cell>
          <table:table-cell table:style-name="Таблица6.B1" office:value-type="string">
            <text:p text:style-name="P60"/>
          </table:table-cell>
          <table:table-cell table:style-name="Таблица6.A1" office:value-type="string">
            <text:p text:style-name="P66">Реконструкция для создания производства октогена.</text:p>
            <text:p text:style-name="P56">Перекристаллизация и получение влажного продукта. Здание 2227(монтаж электроосвещения)</text:p>
          </table:table-cell>
        </table:table-row>
        <table:table-row table:style-name="Таблица6.1">
          <table:table-cell table:style-name="Таблица6.A2" office:value-type="string">
            <text:p text:style-name="P1">(монтажное управление)</text:p>
          </table:table-cell>
          <table:table-cell table:style-name="Таблица6.B1" office:value-type="string">
            <text:p text:style-name="P14"/>
          </table:table-cell>
          <table:table-cell table:style-name="Таблица6.A2" office:value-type="string">
            <text:p text:style-name="P1">(объект)</text:p>
          </table:table-cell>
        </table:table-row>
        <table:table-row table:style-name="Таблица6.1">
          <table:table-cell table:style-name="Таблица6.A5" office:value-type="string">
            <text:p text:style-name="P19">Электромонтажный участок № 1</text:p>
          </table:table-cell>
          <table:table-cell table:style-name="Таблица6.B1" office:value-type="string">
            <text:p text:style-name="P36"/>
          </table:table-cell>
          <table:table-cell table:style-name="Таблица6.A1" office:value-type="string">
            <text:p text:style-name="P19">20.05.2019г</text:p>
          </table:table-cell>
        </table:table-row>
        <table:table-row table:style-name="Таблица6.1">
          <table:table-cell table:style-name="Таблица6.A2" office:value-type="string">
            <text:p text:style-name="P1">(участок)</text:p>
          </table:table-cell>
          <table:table-cell table:style-name="Таблица6.B1" office:value-type="string">
            <text:p text:style-name="P14"/>
          </table:table-cell>
          <table:table-cell table:style-name="Таблица6.A2" office:value-type="string">
            <text:p text:style-name="P1">(дата)</text:p>
          </table:table-cell>
        </table:table-row>
      </table:table>
      <text:p text:style-name="P23"/>
      <text:p text:style-name="P23">АКТ ГОТОВНОСТИ СТРОИТЕЛЬНОЙ ЧАСТИ ПОМЕЩЕНИЙ (СООРУЖЕНИЙ) К ПРОИЗВОДСТВУ ЭЛЕКТРОМОНТАЖНЫХ РАБОТ</text:p>
      <text:p text:style-name="P64"/>
      <text:p text:style-name="P64">Комиссия в составе: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78">Представитель застройщика или технического заказчика:</text:p>
          </table:table-cell>
        </table:table-row>
        <table:table-row table:style-name="Таблица7.2">
          <table:table-cell table:style-name="Таблица7.A2" office:value-type="string">
            <text:p text:style-name="P81"><text:span text:style-name="КОД"><text:span text:style-name="T19">Ведущий инженер ФКП "Бийский олеумный завод" <text:s/>Смирнов А. А., приказ №586 от 22.08.2017г.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1">
          <table:table-cell table:style-name="Таблица7.A4" office:value-type="string">
            <text:p text:style-name="P78">Представитель лица, осуществляющего строительство: </text:p>
            <text:p text:style-name="P81"><text:span text:style-name="КОД"><text:span text:style-name="T19">Инженер строитель АО "ГИПРОИВ" Кукушкин С.В. приказ № 2/2 от 30.03.2019г.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2">
          <table:table-cell table:style-name="Таблица7.A1" office:value-type="string">
            <text:p text:style-name="P78">Представитель лица, осуществляющего подготовку проектной документации:</text:p>
          </table:table-cell>
        </table:table-row>
        <table:table-row table:style-name="Таблица7.2">
          <table:table-cell table:style-name="Таблица7.A7" office:value-type="string">
            <text:p text:style-name="P81"><text:span text:style-name="КОД"><text:span text:style-name="T19">Главный инженер проекта АО "ГИПРОИВ" Вашурин М.В., приказ №48 от 16.07.2018</text:span></text:span></text:p>
          </table:table-cell>
        </table:table-row>
        <table:table-row table:style-name="Таблица7.1">
          <table:table-cell table:style-name="Таблица7.A8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9">
          <table:table-cell table:style-name="Таблица7.A2" office:value-type="string">
            <text:p text:style-name="P77"><text:span text:style-name="T17">освидетельствованию: </text:span><text:span text:style-name="КОД"><text:span text:style-name="T18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11">
          <table:table-cell table:style-name="Таблица7.A1" office:value-type="string">
            <text:p text:style-name="P78">А также иные представители лиц, участвующих в освидетельствовании: </text:p>
          </table:table-cell>
        </table:table-row>
        <table:table-row table:style-name="Таблица7.12">
          <table:table-cell table:style-name="Таблица7.A1" office:value-type="string">
            <text:p text:style-name="P80"><text:span text:style-name="КОД"><text:span text:style-name="T18">Представитель технического надзора Заказчика от ООО "СЭК", <text:s text:c="78"/>приказ №20.СК/16 от 23.12.2016</text:span></text:span></text:p>
          </table:table-cell>
        </table:table-row>
        <table:table-row table:style-name="Таблица7.12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</table:table>
      <text:p text:style-name="P38"/>
      <text:p text:style-name="P21">произвела осмотр помещений (сооружений), передаваемых для производства электромонтажных работ.</text:p>
      <text:p text:style-name="P67">1. Для производства электромонтажных работ передаются:</text:p>
      <text:p text:style-name="P70">Помещений здания <text:s/>2227</text:p>
      <text:p text:style-name="P38">(наименование помещений, сооружений)</text:p>
      <text:p text:style-name="P63"><text:span text:style-name="T3">2. Помещение (сооружения) выполнено по проекту </text:span><text:span text:style-name="T2"><text:s text:c="3"/>АО «Гипроив», <text:s text:c="3"/>«Реконструкция для создания производства октогена. Перекристаллизация и получение влажного продукта»</text:span></text:p>
      <text:p text:style-name="P88">(указать проект, № чертежа)</text:p>
      <text:p text:style-name="P68"><text:span text:style-name="T3">с учетом чертежей строительных зданий разработанных </text:span><text:span text:style-name="T2"><text:s/>АО «Гипроив», <text:s text:c="6"/>А-16947-2227-РД-ЭО</text:span></text:p>
      <text:p text:style-name="P38">(наименование проектной организации, № чертежей строительных зданий)</text:p>
      <text:p text:style-name="P67">Помещения (сооружения) выполнены по проекту с учетом строительных зданий и соответствует требованиям пп. 2.2.Е; 2.12 - 2.15; 2.17; 2,18; 2.20 - 2.26; 3.210 СНиП 3.05.06-85, ПУЭ 7 изд.</text:p>
      <text:p text:style-name="P67">Помещения (сооружения), перечисленные в п. 1 настоящего Акта пригодны для производства электромонтажных работ с «20» апреля 2019г.</text:p>
      <text:p text:style-name="P67">3. Недоделки, препятствующие началу электромонтажных работ, подлежат устранению в следующие сроки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89">№ п.п.</text:p>
          </table:table-cell>
          <table:table-cell table:style-name="Таблица8.A1" office:value-type="string">
            <text:p text:style-name="P6">Помещение (сооружение)</text:p>
          </table:table-cell>
          <table:table-cell table:style-name="Таблица8.A1" office:value-type="string">
            <text:p text:style-name="P90">Недоделки</text:p>
          </table:table-cell>
          <table:table-cell table:style-name="Таблица8.A1" office:value-type="string">
            <text:p text:style-name="P6">Сроки устранения</text:p>
          </table:table-cell>
          <table:table-cell table:style-name="Таблица8.A1" office:value-type="string">
            <text:p text:style-name="P91">Кто устраняет</text:p>
          </table:table-cell>
        </table:table-row>
        <table:table-row table:style-name="Таблица8.1">
          <table:table-cell table:style-name="Таблица8.A1" office:value-type="string">
            <text:p text:style-name="P83">1</text:p>
          </table:table-cell>
          <table:table-cell table:style-name="Таблица8.A1" office:value-type="string">
            <text:p text:style-name="P74"/>
          </table:table-cell>
          <table:table-cell table:style-name="Таблица8.A1" office:value-type="string">
            <text:p text:style-name="P10">отсутствуют</text:p>
          </table:table-cell>
          <table:table-cell table:style-name="Таблица8.A1" office:value-type="string">
            <text:p text:style-name="P75"/>
          </table:table-cell>
          <table:table-cell table:style-name="Таблица8.A1" office:value-type="string">
            <text:p text:style-name="P76"/>
          </table:table-cell>
        </table:table-row>
      </table:table>
      <text:p text:style-name="P67"><text:tab/><text:tab/><text:tab/><text:tab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columns-spanned="2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2" table:number-columns-spanned="2" office:value-type="string">
            <text:p text:style-name="P45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1" table:number-columns-spanned="3" office:value-type="string">
            <text:p text:style-name="P24">Представитель лица, осуществляющего строительство</text:p>
          </table:table-cell>
          <table:covered-table-cell/>
          <table:covered-table-cell/>
          <table:table-cell table:style-name="Таблица9.A2" table:number-columns-spanned="2" office:value-type="string">
            <text:p text:style-name="P44"/>
          </table:table-cell>
          <table:covered-table-cell/>
        </table:table-row>
        <text:soft-page-break/>
        <table:table-row table:style-name="Таблица9.2">
          <table:table-cell table:style-name="Таблица9.A2" table:number-columns-spanned="2" office:value-type="string">
            <text:p text:style-name="P45">Инженер строитель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6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7" table:number-columns-spanned="4" office:value-type="string">
            <text:p text:style-name="P24"/>
            <text:p text:style-name="P24"/>
            <text:p text:style-name="P24"/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9.A7" office:value-type="string">
            <text:p text:style-name="P46"/>
          </table:table-cell>
        </table:table-row>
        <table:table-row table:style-name="Таблица9.2">
          <table:table-cell table:style-name="Таблица9.A8" table:number-columns-spanned="2" office:value-type="string">
            <text:p text:style-name="P45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1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1" table:number-columns-spanned="2" office:value-type="string">
            <text:p text:style-name="P24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2" table:number-columns-spanned="2" office:value-type="string">
            <text:p text:style-name="P45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7" office:value-type="string">
            <text:p text:style-name="P24">Представители иных лиц:</text:p>
          </table:table-cell>
          <table:table-cell table:style-name="Таблица9.A8" office:value-type="string">
            <text:p text:style-name="P47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7" table:number-columns-spanned="2" office:value-type="string">
            <text:p text:style-name="P45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1"/>
          </table:table-cell>
          <table:table-cell table:style-name="Таблица10.B1" office:value-type="string">
            <text:p text:style-name="P59"/>
          </table:table-cell>
          <table:table-cell table:style-name="Таблица10.A1" office:value-type="string">
            <text:p text:style-name="P55">Бийск</text:p>
          </table:table-cell>
        </table:table-row>
        <table:table-row table:style-name="Таблица10.1">
          <table:table-cell table:style-name="Таблица10.A2" office:value-type="string">
            <text:p text:style-name="P1">(Министерство)</text:p>
          </table:table-cell>
          <table:table-cell table:style-name="Таблица10.B1" office:value-type="string">
            <text:p text:style-name="P14"/>
          </table:table-cell>
          <table:table-cell table:style-name="Таблица10.A2" office:value-type="string">
            <text:p text:style-name="P1">(город)</text:p>
          </table:table-cell>
        </table:table-row>
        <table:table-row table:style-name="Таблица10.1">
          <table:table-cell table:style-name="Таблица10.A1" office:value-type="string">
            <text:p text:style-name="P18">АО «Гипроив»</text:p>
          </table:table-cell>
          <table:table-cell table:style-name="Таблица10.B1" office:value-type="string">
            <text:p text:style-name="P35"/>
          </table:table-cell>
          <table:table-cell table:style-name="Таблица10.A1" office:value-type="string">
            <text:p text:style-name="P82">ФКП «БОЗ»</text:p>
          </table:table-cell>
        </table:table-row>
        <table:table-row table:style-name="Таблица10.4">
          <table:table-cell table:style-name="Таблица10.A2" office:value-type="string">
            <text:p text:style-name="P1">(Генподрядчик)</text:p>
          </table:table-cell>
          <table:table-cell table:style-name="Таблица10.B1" office:value-type="string">
            <text:p text:style-name="P14"/>
          </table:table-cell>
          <table:table-cell table:style-name="Таблица10.A2" office:value-type="string">
            <text:p text:style-name="P1">(Заказчик)</text:p>
          </table:table-cell>
        </table:table-row>
        <table:table-row table:style-name="Таблица10.5">
          <table:table-cell table:style-name="Таблица10.A5" office:value-type="string">
            <text:p text:style-name="P17">ООО «Востокэнергострой»</text:p>
          </table:table-cell>
          <table:table-cell table:style-name="Таблица10.B1" office:value-type="string">
            <text:p text:style-name="P60"/>
          </table:table-cell>
          <table:table-cell table:style-name="Таблица10.A1" office:value-type="string">
            <text:p text:style-name="P66">Реконструкция для создания производства октогена.</text:p>
            <text:p text:style-name="P56">Перекристаллизация и получение влажного продукта. Здания 2227 (монтаж электроосвещения)</text:p>
          </table:table-cell>
        </table:table-row>
        <table:table-row table:style-name="Таблица10.1">
          <table:table-cell table:style-name="Таблица10.A2" office:value-type="string">
            <text:p text:style-name="P1">(монтажное управление)</text:p>
          </table:table-cell>
          <table:table-cell table:style-name="Таблица10.B1" office:value-type="string">
            <text:p text:style-name="P14"/>
          </table:table-cell>
          <table:table-cell table:style-name="Таблица10.A2" office:value-type="string">
            <text:p text:style-name="P1">(объект)</text:p>
          </table:table-cell>
        </table:table-row>
        <table:table-row table:style-name="Таблица10.1">
          <table:table-cell table:style-name="Таблица10.A5" office:value-type="string">
            <text:p text:style-name="P19">Электромонтажный участок № 1</text:p>
          </table:table-cell>
          <table:table-cell table:style-name="Таблица10.B1" office:value-type="string">
            <text:p text:style-name="P36"/>
          </table:table-cell>
          <table:table-cell table:style-name="Таблица10.A1" office:value-type="string">
            <text:p text:style-name="P19">20.09.2019г</text:p>
          </table:table-cell>
        </table:table-row>
        <table:table-row table:style-name="Таблица10.1">
          <table:table-cell table:style-name="Таблица10.A2" office:value-type="string">
            <text:p text:style-name="P1">(участок)</text:p>
          </table:table-cell>
          <table:table-cell table:style-name="Таблица10.B1" office:value-type="string">
            <text:p text:style-name="P14"/>
          </table:table-cell>
          <table:table-cell table:style-name="Таблица10.A2" office:value-type="string">
            <text:p text:style-name="P1">(дата)</text:p>
          </table:table-cell>
        </table:table-row>
      </table:table>
      <text:p text:style-name="P23">АКТ ТЕХНИЧЕСКОЙ ГОТОВНОСТИ ЭЛЕКТРОМОНТАЖНЫХ РАБОТ</text:p>
      <text:p text:style-name="P23"/>
      <text:p text:style-name="P64">Комиссия в составе: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78">Представитель застройщика или технического заказчика:</text:p>
          </table:table-cell>
        </table:table-row>
        <table:table-row table:style-name="Таблица11.2">
          <table:table-cell table:style-name="Таблица11.A2" office:value-type="string">
            <text:p text:style-name="P81"><text:span text:style-name="КОД"><text:span text:style-name="T19">Ведущий инженер ФКП "Бийский олеумный завод" <text:s/>Смирнов А. А., приказ №586 от 22.08.2017г.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1">
          <table:table-cell table:style-name="Таблица11.A4" office:value-type="string">
            <text:p text:style-name="P78">Представитель лица, осуществляющего строительство: </text:p>
            <text:p text:style-name="P81"><text:span text:style-name="КОД"><text:span text:style-name="T19">Инженер строитель АО "ГИПРОИВ" Кукушкин С.В. приказ № 2/2 от 30.03.2019г.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2">
          <table:table-cell table:style-name="Таблица11.A1" office:value-type="string">
            <text:p text:style-name="P78">Представитель лица, осуществляющего подготовку проектной документации:</text:p>
          </table:table-cell>
        </table:table-row>
        <table:table-row table:style-name="Таблица11.2">
          <table:table-cell table:style-name="Таблица11.A7" office:value-type="string">
            <text:p text:style-name="P81"><text:span text:style-name="КОД"><text:span text:style-name="T19">Главный инженер проекта АО "ГИПРОИВ" Вашурин М.В., приказ №48 от 16.07.2018</text:span></text:span></text:p>
          </table:table-cell>
        </table:table-row>
        <table:table-row table:style-name="Таблица11.1">
          <table:table-cell table:style-name="Таблица11.A8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9">
          <table:table-cell table:style-name="Таблица11.A2" office:value-type="string">
            <text:p text:style-name="P77"><text:span text:style-name="T17">освидетельствованию: </text:span><text:span text:style-name="КОД"><text:span text:style-name="T18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11">
          <table:table-cell table:style-name="Таблица11.A1" office:value-type="string">
            <text:p text:style-name="P78">А также иные представители лиц, участвующих в освидетельствовании: </text:p>
          </table:table-cell>
        </table:table-row>
        <table:table-row table:style-name="Таблица11.12">
          <table:table-cell table:style-name="Таблица11.A1" office:value-type="string">
            <text:p text:style-name="P80"><text:span text:style-name="КОД"><text:span text:style-name="T18">Представитель технического надзора Заказчика от ООО "СЭК", <text:s text:c="78"/>приказ №20.СК/16 от 23.12.2016</text:span></text:span></text:p>
          </table:table-cell>
        </table:table-row>
        <table:table-row table:style-name="Таблица11.12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</table:table>
      <text:p text:style-name="P22"/>
      <text:p text:style-name="P30"><text:span text:style-name="T1">произвела осмотр смонтированного электрооборудования</text:span><text:span text:style-name="T7">.</text:span></text:p>
      <text:p text:style-name="P21">В результате осмотра установлено:</text:p>
      <text:p text:style-name="P68"><text:span text:style-name="T7">1. </text:span><text:span text:style-name="T1">Электромонтажной организацией выполнены следующие работы</text:span><text:span text:style-name="T7">: </text:span><text:span text:style-name="T8">выполнен электромонтаж сетей освещения здания 2227.</text:span></text:p>
      <text:p text:style-name="P63"><text:span text:style-name="T7">2. </text:span><text:span text:style-name="T3"><text:s/>Помещение (сооружения) выполнено по проекту </text:span><text:span text:style-name="T2"><text:s text:c="3"/>АО «Гипроив», <text:s text:c="3"/>«Реконструкция для создания производства октогена. Перекристаллизация и получение влажного продукта»</text:span></text:p>
      <text:p text:style-name="P88">(указать проект, № чертежа)</text:p>
      <text:p text:style-name="P63"><text:span text:style-name="T3">с учетом чертежей строительных зданий разработанных </text:span><text:span text:style-name="T2"><text:s/>АО «Гипроив», <text:s text:c="6"/>А-16947-2227-РД-ЭО</text:span></text:p>
      <text:p text:style-name="P38">(наименование проектной организации, № чертежей строительных зданий)</text:p>
      <text:p text:style-name="P63"><text:span text:style-name="T7">3. </text:span><text:span text:style-name="T1">Отступления от проекта перечислены в приложении 1 (форма 3).</text:span></text:p>
      <text:p text:style-name="P62"><text:span text:style-name="T1">4. Комиссия проверила техническую документацию (приложение 2), предъявленную в объеме требований </text:span><text:a xlink:type="simple" xlink:href="../../../../../../../../../C:%5CUsers%5CSamsung%5CAppData%5CRoaming%5CMicrosoft%5CWord%5C1667.htm" text:style-name="Internet_20_link" text:visited-style-name="Visited_20_Internet_20_Link"><text:span text:style-name="T1">ПУЭ</text:span></text:a><text:span text:style-name="T1">, </text:span><text:a xlink:type="simple" xlink:href="../../../../../../../../../C:%5CUsers%5CSamsung%5CAppData%5CRoaming%5CMicrosoft%5CWord%5C803.htm" text:style-name="Internet_20_link" text:visited-style-name="Visited_20_Internet_20_Link"><text:span text:style-name="T1">СНиП</text:span></text:a><text:a xlink:type="simple" xlink:href="../../../../../../../../../C:%5CUsers%5CSamsung%5CAppData%5CRoaming%5CMicrosoft%5CWord%5C803.htm" text:style-name="Internet_20_link" text:visited-style-name="Visited_20_Internet_20_Link"><text:span text:style-name="T7"> </text:span></text:a><text:span text:style-name="T7"><text:s/>3.05.06-85</text:span></text:p>
      <text:p text:style-name="P62"><text:span text:style-name="T1">5. Индивидуальные испытания электрооборудования <text:s/></text:span><text:span text:style-name="T4">проведены</text:span><text:span text:style-name="T1"><text:tab/><text:tab/><text:tab/><text:tab/><text:tab/><text:tab/><text:tab/></text:span></text:p>
      <text:p text:style-name="P69"><text:s/>(проведены, не проведены)</text:p>
      <text:p text:style-name="P65">6. Остающиеся недоделки, не препятствующие комплексному опробованию, и сроки их устранения перечислены в приложение 3 (форма 4).</text:p>
      <text:p text:style-name="P65">7. Ведомость смонтированного электрооборудования приведена в приложении 4 (Форма 5).</text:p>
      <text:p text:style-name="P65"/>
      <text:p text:style-name="P65">8. Заключение:</text:p>
      <text:p text:style-name="P62"><text:span text:style-name="T1">8.1 Электромонтажные работы выполнены по проектной документации согласно требованиям </text:span><text:a xlink:type="simple" xlink:href="../../../../../../../../../C:%5CUsers%5CSamsung%5CAppData%5CRoaming%5CMicrosoft%5CWord%5C803.htm" text:style-name="Internet_20_link" text:visited-style-name="Visited_20_Internet_20_Link"><text:span text:style-name="T1">СНиП 3.05.06-85</text:span></text:a><text:span text:style-name="T1"> и </text:span><text:a xlink:type="simple" xlink:href="../../../../../../../../../C:%5CUsers%5CSamsung%5CAppData%5CRoaming%5CMicrosoft%5CWord%5C1667.htm" text:style-name="Internet_20_link" text:visited-style-name="Visited_20_Internet_20_Link"><text:span text:style-name="T1">ПУЭ</text:span></text:a><text:span text:style-name="T1"> изд. 7.</text:span></text:p>
      <text:p text:style-name="P65">8.2. Настоящий акт является основанием для:</text:p>
      <text:p text:style-name="P62"><text:span text:style-name="T5">а) организации работы комиссии о приемке оборудования после пусконаладочных работ</text:span><text:span text:style-name="T1">;</text:span></text:p>
      <text:p text:style-name="P65">б) непосредственной передачи электроустановки заказчику (генподрядчику) в эксплуатацию.</text:p>
      <text:p text:style-name="P34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table:number-columns-spanned="2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2">
          <table:table-cell table:style-name="Таблица12.A2" table:number-columns-spanned="2" office:value-type="string">
            <text:p text:style-name="P45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ext:soft-page-break/>
        <table:table-row table:style-name="Таблица12.2">
          <table:table-cell table:style-name="Таблица12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24">Представитель лица, осуществляющего строительство</text:p>
          </table:table-cell>
          <table:covered-table-cell/>
          <table:covered-table-cell/>
          <table:table-cell table:style-name="Таблица12.A2" table:number-columns-spanned="2" office:value-type="string">
            <text:p text:style-name="P44"> </text:p>
          </table:table-cell>
          <table:covered-table-cell/>
        </table:table-row>
        <table:table-row table:style-name="Таблица12.2">
          <table:table-cell table:style-name="Таблица12.A2" table:number-columns-spanned="2" office:value-type="string">
            <text:p text:style-name="P45">Инженер строитель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6">
          <table:table-cell table:style-name="Таблица12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1">
          <table:table-cell table:style-name="Таблица12.A7" table:number-columns-spanned="4" office:value-type="string"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12.A7" office:value-type="string">
            <text:p text:style-name="P46"/>
          </table:table-cell>
        </table:table-row>
        <table:table-row table:style-name="Таблица12.2">
          <table:table-cell table:style-name="Таблица12.A8" table:number-columns-spanned="2" office:value-type="string">
            <text:p text:style-name="P45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2">
          <table:table-cell table:style-name="Таблица12.A1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1">
          <table:table-cell table:style-name="Таблица12.A1" table:number-columns-spanned="2" office:value-type="string">
            <text:p text:style-name="P24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2">
          <table:table-cell table:style-name="Таблица12.A2" table:number-columns-spanned="2" office:value-type="string">
            <text:p text:style-name="P45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2">
          <table:table-cell table:style-name="Таблица12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1">
          <table:table-cell table:style-name="Таблица12.A7" office:value-type="string">
            <text:p text:style-name="P24">Представители иных лиц:</text:p>
          </table:table-cell>
          <table:table-cell table:style-name="Таблица12.A8" office:value-type="string">
            <text:p text:style-name="P47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2">
          <table:table-cell table:style-name="Таблица12.A7" table:number-columns-spanned="2" office:value-type="string">
            <text:p text:style-name="P45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12.2">
          <table:table-cell table:style-name="Таблица12.A15" table:number-columns-spanned="2" office:value-type="string">
            <text:p text:style-name="P26"><text:s text:c="121"/>(должность, фамилия, инициалы, подпись)</text:p>
            <text:p text:style-name="P25"/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6"/>
          </table:table-cell>
          <table:table-cell office:value-type="string">
            <text:p text:style-name="Standard"/>
          </table:table-cell>
        </table:table-row>
        <table:table-row table:style-name="Таблица13.1">
          <table:table-cell table:style-name="Таблица13.A1" office:value-type="string">
            <text:p text:style-name="P26"/>
          </table:table-cell>
          <table:table-cell office:value-type="string">
            <text:p text:style-name="Standard"/>
          </table:table-cell>
        </table:table-row>
        <table:table-row>
          <table:table-cell table:style-name="Таблица13.A3" office:value-type="string">
            <text:p text:style-name="P61"/>
          </table:table-cell>
          <table:table-cell table:style-name="Таблица13.B3" office:value-type="string">
            <text:p text:style-name="P59"/>
          </table:table-cell>
        </table:table-row>
        <table:table-row>
          <table:table-cell table:style-name="Таблица13.A4" office:value-type="string">
            <text:p text:style-name="P1">(Министерство)</text:p>
          </table:table-cell>
          <table:table-cell table:style-name="Таблица13.B3" office:value-type="string">
            <text:p text:style-name="P14"/>
          </table:table-cell>
        </table:table-row>
        <table:table-row>
          <table:table-cell table:style-name="Таблица13.A3" office:value-type="string">
            <text:p text:style-name="P18">АО «Гипроив»</text:p>
          </table:table-cell>
          <table:table-cell table:style-name="Таблица13.B3" office:value-type="string">
            <text:p text:style-name="P35"/>
          </table:table-cell>
        </table:table-row>
        <table:table-row table:style-name="Таблица13.6">
          <table:table-cell table:style-name="Таблица13.A4" office:value-type="string">
            <text:p text:style-name="P1">(Генподрядчик)</text:p>
          </table:table-cell>
          <table:table-cell table:style-name="Таблица13.B3" office:value-type="string">
            <text:p text:style-name="P14"/>
          </table:table-cell>
        </table:table-row>
        <table:table-row table:style-name="Таблица13.7">
          <table:table-cell table:style-name="Таблица13.A7" office:value-type="string">
            <text:p text:style-name="P17">ООО «Востокэнергострой»</text:p>
          </table:table-cell>
          <table:table-cell table:style-name="Таблица13.B3" office:value-type="string">
            <text:p text:style-name="P60"/>
          </table:table-cell>
        </table:table-row>
        <table:table-row>
          <table:table-cell table:style-name="Таблица13.A4" office:value-type="string">
            <text:p text:style-name="P1">(монтажное управление)</text:p>
          </table:table-cell>
          <table:table-cell table:style-name="Таблица13.B3" office:value-type="string">
            <text:p text:style-name="P14"/>
          </table:table-cell>
        </table:table-row>
        <table:table-row>
          <table:table-cell table:style-name="Таблица13.A7" office:value-type="string">
            <text:p text:style-name="P19">Электромонтажный участок № 1</text:p>
          </table:table-cell>
          <table:table-cell table:style-name="Таблица13.B3" office:value-type="string">
            <text:p text:style-name="P36"/>
          </table:table-cell>
        </table:table-row>
        <table:table-row>
          <table:table-cell table:style-name="Таблица13.A4" office:value-type="string">
            <text:p text:style-name="P1">(участок)</text:p>
          </table:table-cell>
          <table:table-cell table:style-name="Таблица13.B3" office:value-type="string">
            <text:p text:style-name="P14"/>
          </table:table-cell>
        </table:table-row>
      </table:table>
      <text:p text:style-name="P22"/>
      <text:p text:style-name="P22"/>
      <text:p text:style-name="P22"/>
      <text:p text:style-name="P22"/>
      <text:p text:style-name="P23">ВЕДОМОСТЬ СМОНТИРОВАННОГО ОБОРУДОВАНИЯ И МАТЕРИАЛОВ</text:p>
      <text:p text:style-name="P3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row table:style-name="Таблица14.1">
          <table:table-cell table:style-name="Таблица14.A1" office:value-type="string">
            <text:p text:style-name="P32">№№</text:p>
            <text:p text:style-name="P31">п/п</text:p>
          </table:table-cell>
          <table:table-cell table:style-name="Таблица14.A1" office:value-type="string">
            <text:p text:style-name="P33">Наименование электрооборудования, комплекта</text:p>
          </table:table-cell>
          <table:table-cell table:style-name="Таблица14.C1" office:value-type="string">
            <text:p text:style-name="P42">Ед. изм.</text:p>
          </table:table-cell>
          <table:table-cell table:style-name="Таблица14.A1" office:value-type="string">
            <text:p text:style-name="P33">Тип, марка</text:p>
          </table:table-cell>
          <table:table-cell table:style-name="Таблица14.A1" office:value-type="string">
            <text:p text:style-name="P33">Заводской номер</text:p>
          </table:table-cell>
          <table:table-cell table:style-name="Таблица14.A1" office:value-type="string">
            <text:p text:style-name="P33">Кол-во</text:p>
          </table:table-cell>
          <table:table-cell table:style-name="Таблица14.A1" office:value-type="string">
            <text:p text:style-name="P33">Примечание</text:p>
          </table:table-cell>
        </table:table-row>
        <table:table-row table:style-name="Таблица14.2">
          <table:table-cell table:style-name="Таблица14.C1" office:value-type="string">
            <text:p text:style-name="P38">1</text:p>
          </table:table-cell>
          <table:table-cell table:style-name="Таблица14.B2" office:value-type="string">
            <text:p text:style-name="P28"><text:span text:style-name="T10">Щит металлический навесной, количество мод. 36, </text:span><text:span text:style-name="T12">IP</text:span><text:span text:style-name="T10">31, 540х310х120 мм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ЩРН-36з-1-36-УХЛ3 ИЭК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RU</text:span><text:span text:style-name="T11">.МО10.Н0211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2</text:p>
          </table:table-cell>
          <table:table-cell table:style-name="Таблица14.B2" office:value-type="string">
            <text:p text:style-name="P28"><text:span text:style-name="T11">Автоматический выключатель <text:s/>трехфазный, </text:span><text:span text:style-name="T13">I</text:span><text:span text:style-name="T11">н=63А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А47-63-3Р-63С ИЭК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00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3</text:p>
          </table:table-cell>
          <table:table-cell table:style-name="Таблица14.B2" office:value-type="string">
            <text:p text:style-name="P28"><text:span text:style-name="T11">Автоматический выключатель <text:s/>однофазный, </text:span><text:span text:style-name="T13">I</text:span><text:span text:style-name="T11">н=25А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А47-29-1Р-25С ИЭК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8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93/19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4</text:p>
          </table:table-cell>
          <table:table-cell table:style-name="Таблица14.B2" office:value-type="string">
            <text:p text:style-name="P28"><text:span text:style-name="T11">Дифференциальный автомат двухполюсный, </text:span><text:span text:style-name="T13">I</text:span><text:span text:style-name="T11">н=25А, </text:span><text:span text:style-name="T13">Io</text:span><text:span text:style-name="T11">=30 мА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АД12 30мА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5" office:value-type="float" office:value="3">
            <text:p text:style-name="P38">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418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</text:p>
          </table:table-cell>
          <table:table-cell table:style-name="Таблица14.B2" office:value-type="string">
            <text:p text:style-name="P28"><text:span text:style-name="T11">Светильник взрывозащищенный светодиодный с лампой 50 Вт, крепление <text:s/>потолочное, 220 В, </text:span><text:span text:style-name="T13">IP</text:span><text:span text:style-name="T11">65, 1</text:span><text:span text:style-name="T13">ExdllCT</text:span><text:span text:style-name="T11">6</text:span><text:span text:style-name="T13">Gb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СПВ220-05-0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1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А87.В.00770</text:span></text:p>
          </table:table-cell>
        </table:table-row>
        <table:table-row table:style-name="Таблица14.7">
          <table:table-cell table:style-name="Таблица14.C1" office:value-type="string">
            <text:p text:style-name="P38">6</text:p>
          </table:table-cell>
          <table:table-cell table:style-name="Таблица14.B2" office:value-type="string">
            <text:p text:style-name="P28"><text:span text:style-name="T11">Светильник взрывозащищенный светодиодный с лампой 50 Вт, крепление <text:s/>на опоре, 220 В, </text:span><text:span text:style-name="T13">IP</text:span><text:span text:style-name="T11">66, 1</text:span><text:span text:style-name="T13">ExdllCT</text:span><text:span text:style-name="T11">6/Т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ЭЛАН32-СД.П50 О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40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91.В.00040/19</text:span></text:p>
          </table:table-cell>
        </table:table-row>
        <table:table-row table:style-name="Таблица14.2">
          <table:table-cell table:style-name="Таблица14.C1" office:value-type="string">
            <text:p text:style-name="P40">7</text:p>
          </table:table-cell>
          <table:table-cell table:style-name="Таблица14.B2" office:value-type="string">
            <text:p text:style-name="P48">Светильник светодиодный Диора ЖКХ 6/700лм 4000К</text:p>
            <text:p text:style-name="P49"/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50">Диора ЖКХ</text:p>
          </table:table-cell>
          <table:table-cell table:style-name="Таблица14.C1" office:value-type="string">
            <text:p text:style-name="P37"/>
          </table:table-cell>
          <table:table-cell table:style-name="Таблица14.F5" office:value-type="float" office:value="30">
            <text:p text:style-name="P43">30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38.В.00147/19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8</text:p>
          </table:table-cell>
          <table:table-cell table:style-name="Таблица14.B2" office:value-type="string">
            <text:p text:style-name="P28"><text:span text:style-name="T11">Светильник светодиодный <text:s/>индустриальный <text:s/>с лампой 36 Вт, 220 В, </text:span><text:span text:style-name="T13">IP</text:span><text:span text:style-name="T11">6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ДИОРА36 </text:span><text:span text:style-name="T13">Unit </text:span><text:span text:style-name="T11">Индустриальный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О10.В.0244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9</text:p>
          </table:table-cell>
          <table:table-cell table:style-name="Таблица14.B2" office:value-type="string">
            <text:p text:style-name="P28"><text:span text:style-name="T11">Светильник светодиодный универсальный с лампой 36 Вт, 220 В, </text:span><text:span text:style-name="T13">IP</text:span><text:span text:style-name="T11">40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20"><text:s/></text:span><text:span text:style-name="T13">VARTON OFFIC</text:span><text:span text:style-name="T11">Е</text:span><text:span text:style-name="T13"> 4</text:span><text:span text:style-name="T11">х36</text:span></text:p>
          </table:table-cell>
          <table:table-cell table:style-name="Таблица14.C1" office:value-type="string">
            <text:p text:style-name="P39"/>
          </table:table-cell>
          <table:table-cell table:style-name="Таблица14.C1" office:value-type="string">
            <text:p text:style-name="P38">1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В24.В.02078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10</text:p>
          </table:table-cell>
          <table:table-cell table:style-name="Таблица14.B2" office:value-type="string">
            <text:p text:style-name="P37">Отражатель к светильнику ВЭЛАН32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D11" office:value-type="string"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61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91.В.00040/19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11</text:p>
          </table:table-cell>
          <table:table-cell table:style-name="Таблица14.B2" office:value-type="string">
            <text:p text:style-name="P37">Кабель силовой с медными жилами, с ПВХ оболочкой и изоляцией, с броней из 2 оцинкованных лент, не распространяющий горение, сечение 3х2,5 мм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29"><text:span text:style-name="T11">ВБШвнг(А)-</text:span><text:span text:style-name="T13">LS-</text:span><text:span text:style-name="T11">3х2,5-0,66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050</text:p>
          </table:table-cell>
          <table:table-cell table:style-name="Таблица14.C1" office:value-type="string">
            <text:p text:style-name="P28"><text:span text:style-name="T11">Декларация № РОСС </text:span><text:span text:style-name="T13">RU</text:span><text:span text:style-name="T11">.КБ02.Д00004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1</text:span><text:span text:style-name="T11">2</text:span></text:p>
          </table:table-cell>
          <table:table-cell table:style-name="Таблица14.B2" office:value-type="string">
            <text:p text:style-name="P37">Кабель <text:s/>силовой <text:s/>с медными жилами, с ПВХ оболочкой и изоляцией, <text:s/>не распространяющий <text:s/>горение, в холодностойком исполнении, сечение 3х2,5 мм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29"><text:span text:style-name="T11">ВВГз-ХЛ</text:span><text:span text:style-name="T13">-</text:span><text:span text:style-name="T11">3х2,5-0,66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707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1</text:span><text:span text:style-name="T11">3</text:span></text:p>
            <text:p text:style-name="P38"/>
          </table:table-cell>
          <table:table-cell table:style-name="Таблица14.B2" office:value-type="string">
            <text:p text:style-name="P37">Лоток <text:s/>перфорированный 35х100х3000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 </text:span><text:span text:style-name="T13">CLP10-035-100-070-3 </text:span><text:span text:style-name="T11">ИЭК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5</text:p>
          </table:table-cell>
          <table:table-cell table:style-name="Таблица14.C1" office:value-type="string">
            <text:p text:style-name="P28"><text:span text:style-name="T11">Декларация соответствия ЕАЭС № </text:span><text:span text:style-name="T13">RU</text:span><text:span text:style-name="T11"> Д-</text:span><text:span text:style-name="T13">RU</text:span><text:span text:style-name="T11">.АВ24.В.04370</text:span></text:p>
          </table:table-cell>
        </table:table-row>
        <text:soft-page-break/>
        <table:table-row table:style-name="Таблица14.2">
          <table:table-cell table:style-name="Таблица14.C1" office:value-type="string">
            <text:p text:style-name="P38">14</text:p>
          </table:table-cell>
          <table:table-cell table:style-name="Таблица14.B2" office:value-type="string">
            <text:p text:style-name="P37">Болт 8х65 со стопорным буртом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М8х65 арт.</text:span><text:span text:style-name="T13">CLP</text:span><text:span text:style-name="T11">1</text:span><text:span text:style-name="T13">M</text:span><text:span text:style-name="T11">-</text:span><text:span text:style-name="T13">B</text:span><text:span text:style-name="T11">-8-65 ИЭК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40">200</text:p>
          </table:table-cell>
          <table:table-cell table:style-name="Таблица14.C1" office:value-type="string">
            <text:p text:style-name="P28"><text:span text:style-name="T11">Сертификат № РОСС <text:s/></text:span><text:span text:style-name="T13">RU</text:span><text:span text:style-name="T11"> АД44.Н02690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15</text:p>
          </table:table-cell>
          <table:table-cell table:style-name="Таблица14.B2" office:value-type="string">
            <text:p text:style-name="P37">Гайка М8 со стопорным буртом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</text:span><text:span text:style-name="T13">CLP1M-N-8</text:span><text:span text:style-name="T11"> ИЭК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00</text:p>
          </table:table-cell>
          <table:table-cell table:style-name="Таблица14.C1" office:value-type="string">
            <text:p text:style-name="P28"><text:span text:style-name="T11">Сертификат № РОСС <text:s/></text:span><text:span text:style-name="T13">RU</text:span><text:span text:style-name="T11"> АД44.Н02690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16</text:p>
          </table:table-cell>
          <table:table-cell table:style-name="Таблица14.B2" office:value-type="string">
            <text:p text:style-name="P37">Муфта <text:s/>натяжная <text:s/>для троса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804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8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CN</text:span><text:span text:style-name="T11">. </text:span><text:span text:style-name="T13">AM</text:span><text:span text:style-name="T11">05.</text:span><text:span text:style-name="T13">H</text:span><text:span text:style-name="T11">0261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17</text:p>
          </table:table-cell>
          <table:table-cell table:style-name="Таблица14.B2" office:value-type="string">
            <text:p text:style-name="P37">Анкер для концевого крепления тросов Д6-8 мм.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>К675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CN</text:span><text:span text:style-name="T11">. </text:span><text:span text:style-name="T13">AM</text:span><text:span text:style-name="T11">05.</text:span><text:span text:style-name="T13">H</text:span><text:span text:style-name="T11">02613</text:span></text:p>
          </table:table-cell>
        </table:table-row>
        <table:table-row table:style-name="Таблица14.19">
          <table:table-cell table:style-name="Таблица14.C1" office:value-type="string">
            <text:p text:style-name="P38">18</text:p>
          </table:table-cell>
          <table:table-cell table:style-name="Таблица14.B2" office:value-type="string">
            <text:p text:style-name="P28"><text:span text:style-name="T11">Электромонтажные <text:s/>полоски шириной 15 мм., </text:span><text:span text:style-name="T13">L</text:span><text:span text:style-name="T11">=715 мм. 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П-15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0</text:p>
          </table:table-cell>
          <table:table-cell table:style-name="Таблица14.C1" office:value-type="string">
            <text:p text:style-name="P37">Письмо № 095 органа по сертификации продукции ГУП г.Москвы «Оборонтест»</text:p>
          </table:table-cell>
        </table:table-row>
        <table:table-row table:style-name="Таблица14.2">
          <table:table-cell table:style-name="Таблица14.C1" office:value-type="string">
            <text:p text:style-name="P38">19</text:p>
          </table:table-cell>
          <table:table-cell table:style-name="Таблица14.B2" office:value-type="string">
            <text:p text:style-name="P37">Скоба <text:s/>металлическая двухлапковая <text:s/>для крепления трубы <text:s/>3/4'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СМА11-31-100 ИЭК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000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2</text:span><text:span text:style-name="T11">0</text:span></text:p>
          </table:table-cell>
          <table:table-cell table:style-name="Таблица14.B2" office:value-type="string">
            <text:p text:style-name="P37">Дюбель <text:s/>размером 8х45 мм, размер шурупа 5х60 мм</text:p>
          </table:table-cell>
          <table:table-cell table:style-name="Таблица14.C1" office:value-type="string">
            <text:p text:style-name="P37">кг</text:p>
          </table:table-cell>
          <table:table-cell table:style-name="Таблица14.C1" office:value-type="string">
            <text:p text:style-name="P37">45-5-8У3(У678)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6</text:p>
          </table:table-cell>
          <table:table-cell table:style-name="Таблица14.C1" office:value-type="string">
            <text:p text:style-name="P37">Письмо № 095 органа по сертификации продукции ГУП г.Москвы «ОборонТест» </text:p>
          </table:table-cell>
        </table:table-row>
        <table:table-row table:style-name="Таблица14.22">
          <table:table-cell table:style-name="Таблица14.C1" office:value-type="string">
            <text:p text:style-name="P38"/>
            <text:p text:style-name="P38"/>
            <text:p text:style-name="P38">21</text:p>
          </table:table-cell>
          <table:table-cell table:style-name="Таблица14.B2" office:value-type="string">
            <text:p text:style-name="P37"/>
            <text:p text:style-name="P37"/>
            <text:p text:style-name="P37">Хомут <text:s/>кабельный <text:s/>нейлоновый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4,8х160 ИЭК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3300</text:p>
          </table:table-cell>
          <table:table-cell table:style-name="Таблица14.C1" office:value-type="string">
            <text:p text:style-name="P37"/>
            <text:p text:style-name="P37"/>
            <text:p text:style-name="P37">Справка исх. № 095 от 06.02.2012 г. <text:s/>Орган по сертификации продукции ГУП г. Москвы «ОборонТест»</text:p>
          </table:table-cell>
        </table:table-row>
        <table:table-row table:style-name="Таблица14.2">
          <table:table-cell table:style-name="Таблица14.C1" office:value-type="string">
            <text:p text:style-name="P38">22</text:p>
          </table:table-cell>
          <table:table-cell table:style-name="Таблица14.B2" office:value-type="string">
            <text:p text:style-name="P37">Кронштейн настенный <text:s/>для крепления настенных светильников <text:s/>массой до 12 кг.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986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6</text:p>
          </table:table-cell>
          <table:table-cell table:style-name="Таблица14.C1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C1" office:value-type="string">
            <text:p text:style-name="P38">23</text:p>
          </table:table-cell>
          <table:table-cell table:style-name="Таблица14.B2" office:value-type="string">
            <text:p text:style-name="P37">Держатель <text:s/>трубный для установки кронштейнов К986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939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6</text:p>
          </table:table-cell>
          <table:table-cell table:style-name="Таблица14.C1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C1" office:value-type="string">
            <text:p text:style-name="P38">24</text:p>
          </table:table-cell>
          <table:table-cell table:style-name="Таблица14.B2" office:value-type="string">
            <text:p text:style-name="P37">Держатель <text:s/>светильника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У25М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6</text:p>
          </table:table-cell>
          <table:table-cell table:style-name="Таблица14.C1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C1" office:value-type="string">
            <text:p text:style-name="P38">25</text:p>
          </table:table-cell>
          <table:table-cell table:style-name="Таблица14.B2" office:value-type="string">
            <text:p text:style-name="P37">Стойка для крепления светильников <text:s/>массой до 12 кг. <text:s/>к ограждению площадки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987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7</text:p>
          </table:table-cell>
          <table:table-cell table:style-name="Таблица14.C1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C1" office:value-type="string">
            <text:p text:style-name="P38">26</text:p>
          </table:table-cell>
          <table:table-cell table:style-name="Таблица14.B2" office:value-type="string">
            <text:p text:style-name="P37">Сталь <text:s/>листовая толщ. 1 мм. (для козырька выключателей).</text:p>
          </table:table-cell>
          <table:table-cell table:style-name="Таблица14.C1" office:value-type="string">
            <text:p text:style-name="P37">кг</text:p>
          </table:table-cell>
          <table:table-cell table:style-name="Таблица14.C1" office:value-type="string">
            <text:p text:style-name="P37">ГОСТ19903-7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</text:p>
          </table:table-cell>
          <table:table-cell table:style-name="Таблица14.C1" office:value-type="string">
            <text:p text:style-name="P37">Сертификат качества № 2107 ОАО «СеверСталь» </text:p>
          </table:table-cell>
        </table:table-row>
        <table:table-row table:style-name="Таблица14.2">
          <table:table-cell table:style-name="Таблица14.C1" office:value-type="string">
            <text:p text:style-name="P38">27</text:p>
          </table:table-cell>
          <table:table-cell table:style-name="Таблица14.B2" office:value-type="string">
            <text:p text:style-name="P37">Сталь 3 листовая толщиной 3 мм (для крепления светильников)</text:p>
          </table:table-cell>
          <table:table-cell table:style-name="Таблица14.C1" office:value-type="string">
            <text:p text:style-name="P37">кг</text:p>
          </table:table-cell>
          <table:table-cell table:style-name="Таблица14.C1" office:value-type="string">
            <text:p text:style-name="P37">ГОСТ19903-7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5</text:p>
          </table:table-cell>
          <table:table-cell table:style-name="Таблица14.C1" office:value-type="string">
            <text:p text:style-name="P37">Сертификат качества № 2107 ОАО «СеверСталь»</text:p>
          </table:table-cell>
        </table:table-row>
        <table:table-row table:style-name="Таблица14.2">
          <table:table-cell table:style-name="Таблица14.C1" office:value-type="string">
            <text:p text:style-name="P38">28</text:p>
          </table:table-cell>
          <table:table-cell table:style-name="Таблица14.B2" office:value-type="string">
            <text:p text:style-name="P37">Труба стальная, водогазопроводная, Д26,8 мм., ¾” (проход через стены, прокладки кабелей, установки светильников)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37">ГОСТ3262-75-7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05</text:p>
          </table:table-cell>
          <table:table-cell table:style-name="Таблица14.C1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29</text:p>
          </table:table-cell>
          <table:table-cell table:style-name="Таблица14.B2" office:value-type="string">
            <text:p text:style-name="P28"><text:span text:style-name="T11">Зажимы безвинтовые </text:span><text:span text:style-name="T13">WAGO</text:span><text:span text:style-name="T11"> розеточные 4х(1-2,5)мм.кв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773-32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3</text:span><text:span text:style-name="T11">0</text:span></text:p>
          </table:table-cell>
          <table:table-cell table:style-name="Таблица14.B2" office:value-type="string">
            <text:p text:style-name="P37">Закладные подвески для прокладки одиночных кабелей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340У2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00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3</text:span><text:span text:style-name="T11">1</text:span></text:p>
          </table:table-cell>
          <table:table-cell table:style-name="Таблица14.B2" office:value-type="string">
            <text:p text:style-name="P37">Кабельный ввод для коробки ВАД-РСП <text:s/>для бронированного кабеля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ВК-Х-ВЭЛ2БМ-М25х1,5-Е</text:span><text:span text:style-name="T13">xd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04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26.В.01558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3</text:span><text:span text:style-name="T11">2</text:span></text:p>
          </table:table-cell>
          <table:table-cell table:style-name="Таблица14.B2" office:value-type="string">
            <text:p text:style-name="P37">Кабельный ввод для коробки ВАД-РСП <text:s/>для бронированного кабеля в <text:s/>трубе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ВК-Х-ВЭЛ4Т-М25х1,5-Е</text:span><text:span text:style-name="T13">xd</text:span><text:span text:style-name="T11">- М25х1,5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5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26.В.01558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3</text:span><text:span text:style-name="T11">3</text:span></text:p>
          </table:table-cell>
          <table:table-cell table:style-name="Таблица14.B2" office:value-type="string">
            <text:p text:style-name="P37">Монтажная пластина 2-х местная для монтажа открытых розеток и выключателей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4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3</text:span><text:span text:style-name="T11">4</text:span></text:p>
          </table:table-cell>
          <table:table-cell table:style-name="Таблица14.B2" office:value-type="string">
            <text:p text:style-name="P37">Монтажная пластина 1-х местная для монтажа открытых розеток и выключателей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7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35</text:p>
          </table:table-cell>
          <table:table-cell table:style-name="Таблица14.B2" office:value-type="string">
            <text:p text:style-name="P28"><text:span text:style-name="T11">Ящик с понижающим трансформатором 220/36 В, </text:span><text:span text:style-name="T13">IP</text:span><text:span text:style-name="T11">30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ЯТП-0,25/36-3 36 УХЛ4 </text:span><text:span text:style-name="T13">IP30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40">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10.В.01394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36</text:p>
          </table:table-cell>
          <table:table-cell table:style-name="Таблица14.B2" office:value-type="string">
            <text:p text:style-name="P28"><text:span text:style-name="T11">Пластина шарнирного соединения </text:span><text:span text:style-name="T13">h</text:span><text:span text:style-name="T11">=35 мм, длина 138 мм., ширина 18 мм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 </text:span><text:span text:style-name="T13">CLP1C</text:span><text:span text:style-name="T11">Н-035-1 ИЭК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0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37</text:p>
          </table:table-cell>
          <table:table-cell table:style-name="Таблица14.B2" office:value-type="string">
            <text:p text:style-name="P37">Кронштейн настенный для крепления лотка к стене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</text:span><text:span text:style-name="T13">CLP1CW-100 </text:span><text:span text:style-name="T11">ИЭК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80</text:p>
          </table:table-cell>
          <table:table-cell table:style-name="Таблица14.C1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38</text:p>
          </table:table-cell>
          <table:table-cell table:style-name="Таблица14.B2" office:value-type="string">
            <text:p text:style-name="P37">Трос <text:s/>стальной Д2 мм.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29"><text:span text:style-name="T13">1</text:span><text:span text:style-name="T11">30</text:span>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CN</text:span><text:span text:style-name="T11">. </text:span><text:span text:style-name="T13">AM</text:span><text:span text:style-name="T11">05.</text:span><text:span text:style-name="T13">H</text:span><text:span text:style-name="T11">0261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39</text:p>
          </table:table-cell>
          <table:table-cell table:style-name="Таблица14.B2" office:value-type="string">
            <text:p text:style-name="P37">Тросовый зажим 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676У3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4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CN</text:span><text:span text:style-name="T11">. </text:span><text:span text:style-name="T13">AM</text:span><text:span text:style-name="T11">05.</text:span><text:span text:style-name="T13">H</text:span><text:span text:style-name="T11">02613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0</text:span></text:p>
          </table:table-cell>
          <table:table-cell table:style-name="Таблица14.B2" office:value-type="string">
            <text:p text:style-name="P28"><text:span text:style-name="T11">Розетка одноместная с крышкой для открытой </text:span><text:soft-page-break/><text:span text:style-name="T11">установки 36В, 16А, </text:span><text:span text:style-name="T13">IP</text:span><text:span text:style-name="T11">20, УХЛ4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РА10-212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IT</text:span><text:span text:style-name="T11">.ЭМ01.В.00918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1</text:span></text:p>
          </table:table-cell>
          <table:table-cell table:style-name="Таблица14.B2" office:value-type="string">
            <text:p text:style-name="P28"><text:span text:style-name="T11">Розетка двухместная с крышкой для открытой установки с заземл. контактом <text:s/>220В, 16А, </text:span><text:span text:style-name="T13">IP</text:span><text:span text:style-name="T11">20, УХЛ4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РА10-209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IT</text:span><text:span text:style-name="T11">.ЭМ01.В.00918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2</text:span></text:p>
          </table:table-cell>
          <table:table-cell table:style-name="Таблица14.B2" office:value-type="string">
            <text:p text:style-name="P28"><text:span text:style-name="T11">Выключатель одноклавишный для открытой установки 250В, 10А, </text:span><text:span text:style-name="T13">IP</text:span><text:span text:style-name="T11">20, серии «Октава»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</text:span><text:span text:style-name="T13">EVO</text:span><text:span text:style-name="T11">10-</text:span><text:span text:style-name="T13">K</text:span><text:span text:style-name="T11">01-10-</text:span><text:span text:style-name="T13">DC</text:span><text:span text:style-name="T11"> </text:span></text:p>
            <text:p text:style-name="P37">ВС20-1-О-ОБ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58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3</text:span></text:p>
          </table:table-cell>
          <table:table-cell table:style-name="Таблица14.B2" office:value-type="string">
            <text:p text:style-name="P28"><text:span text:style-name="T11">Выключатель двухклавишный для открытой установки 250В, 10А, </text:span><text:span text:style-name="T13">IP</text:span><text:span text:style-name="T11">20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</text:span><text:span text:style-name="T13">EVS</text:span><text:span text:style-name="T11">20-</text:span><text:span text:style-name="T13">K</text:span><text:span text:style-name="T11">01-10-</text:span><text:span text:style-name="T13">DC</text:span></text:p>
            <text:p text:style-name="P37"><text:s/>ВС20-2-О-ББ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</text:p>
          </table:table-cell>
          <table:table-cell table:style-name="Таблица14.C1" office:value-type="string">
            <text:p text:style-name="P37">Сертификат №ТС RU C-CN.СП28.В.00258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4</text:span></text:p>
          </table:table-cell>
          <table:table-cell table:style-name="Таблица14.B2" office:value-type="string">
            <text:p text:style-name="P28"><text:bookmark-start text:name="_GoBack"/><text:span text:style-name="T11">Выключатель одноклавишный для открытой установки 250В, 10А, </text:span><text:span text:style-name="T13">IP</text:span><text:span text:style-name="T11">54</text:span><text:bookmark-end text:name="_GoBack"/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Арт.</text:span><text:span text:style-name="T13">EVS</text:span><text:span text:style-name="T11">10-</text:span><text:span text:style-name="T13">K</text:span><text:span text:style-name="T11">03-10-54-</text:span><text:span text:style-name="T13">DC</text:span><text:span text:style-name="T11"> </text:span></text:p>
            <text:p text:style-name="P37">ВС20-1-О-Фср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3</text:p>
          </table:table-cell>
          <table:table-cell table:style-name="Таблица14.C1" office:value-type="string">
            <text:p text:style-name="P37">Сертификат №ТС RU C-CN.СП28.В.00258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5</text:span></text:p>
          </table:table-cell>
          <table:table-cell table:style-name="Таблица14.B2" office:value-type="string">
            <text:p text:style-name="P28"><text:span text:style-name="T11">Выключатель однополюсный <text:s/>на два ввода , с резьбой ¾” , 16А, 1</text:span><text:span text:style-name="T13">Exdll</text:span><text:span text:style-name="T11"> </text:span><text:span text:style-name="T13">CT</text:span><text:span text:style-name="T11">6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9">EFSC2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А87.В.00244</text:span>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6</text:span></text:p>
          </table:table-cell>
          <table:table-cell table:style-name="Таблица14.B2" office:value-type="string">
            <text:p text:style-name="P28"><text:span text:style-name="T11">Коробка распаечная Д75х40, </text:span><text:span text:style-name="T13">IP44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М41237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7</text:p>
          </table:table-cell>
          <table:table-cell table:style-name="Таблица14.C1" office:value-type="string">
            <text:p text:style-name="P37">Письмо №101-КС/166</text:p>
            <text:p text:style-name="P37">Письмо <text:s/></text:p>
            <text:p text:style-name="P37">№64-ТД ОАО «ВНИИС» </text:p>
          </table:table-cell>
        </table:table-row>
        <table:table-row table:style-name="Таблица14.2">
          <table:table-cell table:style-name="Таблица14.C1" office:value-type="string">
            <text:p text:style-name="P40">47</text:p>
          </table:table-cell>
          <table:table-cell table:style-name="Таблица14.B2" office:value-type="string">
            <text:p text:style-name="P28"><text:span text:style-name="T11">Коробка ответвительная открытой установки, </text:span><text:span text:style-name="T13">IP</text:span><text:span text:style-name="T11">6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У409У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08</text:p>
          </table:table-cell>
          <table:table-cell table:style-name="Таблица14.C1" office:value-type="string">
            <text:p text:style-name="P37">Письмо№100-06/667</text:p>
            <text:p text:style-name="P37">Письмо №45/1-11/17 ФБУ Ростовский ЦСМ</text:p>
          </table:table-cell>
        </table:table-row>
        <table:table-row table:style-name="Таблица14.2">
          <table:table-cell table:style-name="Таблица14.C1" office:value-type="string">
            <text:p text:style-name="P29"><text:span text:style-name="T13">4</text:span><text:span text:style-name="T11">8</text:span></text:p>
          </table:table-cell>
          <table:table-cell table:style-name="Таблица14.B2" office:value-type="string">
            <text:p text:style-name="P28"><text:span text:style-name="T11">Коробка ответвительная открытой установки, взрывозащищенная, 1</text:span><text:span text:style-name="T13">Exdll</text:span><text:span text:style-name="T11"> </text:span><text:span text:style-name="T13">CT</text:span><text:span text:style-name="T11">6/</text:span><text:span text:style-name="T13">T</text:span><text:span text:style-name="T11">5, степень защиты </text:span><text:span text:style-name="T13">IP</text:span><text:span text:style-name="T11">6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ВАД-РСП-</text:span><text:span text:style-name="T13">EF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40">10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26.В.01558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49</text:p>
          </table:table-cell>
          <table:table-cell table:style-name="Таблица14.B2" office:value-type="string">
            <text:p text:style-name="P28"><text:span text:style-name="T11">Коробка ответвительная открытой установки, взрывозащищенная, 1</text:span><text:span text:style-name="T13">Exdll</text:span><text:span text:style-name="T11"> </text:span><text:span text:style-name="T13">CT</text:span><text:span text:style-name="T11">6/</text:span><text:span text:style-name="T13">T</text:span><text:span text:style-name="T11">5, степень защиты </text:span><text:span text:style-name="T13">IP</text:span><text:span text:style-name="T11">6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28"><text:span text:style-name="T11">ВАД-РСП-</text:span><text:span text:style-name="T13">C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F5" office:value-type="float" office:value="113">
            <text:p text:style-name="P40">11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26.В.01558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0</text:p>
          </table:table-cell>
          <table:table-cell table:style-name="Таблица14.B2" office:value-type="string">
            <text:p text:style-name="P28"><text:span text:style-name="T11">Светильник взрывозащищённый светодиодный с лампой 70Вт, крепление потолочное, 220В, 50 Гц </text:span><text:span text:style-name="T13">IP</text:span><text:span text:style-name="T11">66 1</text:span><text:span text:style-name="T13">ExdllCT</text:span><text:span text:style-name="T11">6/Т5, вес 7,2кг, разм.288х185х280, </text:span><text:span text:style-name="T13">t</text:span><text:span text:style-name="T11"> от -60</text:span><text:span text:style-name="T21">0</text:span><text:span text:style-name="T11">С до 55</text:span><text:span text:style-name="T21">0</text:span><text:span text:style-name="T11">С с отражателем</text:span>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ВЭЛАН-СДЛ70П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6</text:p>
          </table:table-cell>
          <table:table-cell table:style-name="Таблица14.C1" office:value-type="string">
            <text:p text:style-name="P28"><text:span text:style-name="T11">Сертификат НСОПБ ЮАБ0.</text:span><text:span text:style-name="T13">RU</text:span><text:span text:style-name="T11">.ЭО.ПР.067.Н.0014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1</text:p>
          </table:table-cell>
          <table:table-cell table:style-name="Таблица14.B2" office:value-type="string">
            <text:p text:style-name="P28"><text:span text:style-name="T11">Светильник взрывозащищённый, светодиодный <text:s/>с лампой70Вт, <text:s/>крепление на трубе с коробкой 220В,50Гц <text:s/></text:span><text:span text:style-name="T13">IP</text:span><text:span text:style-name="T11">66 1</text:span><text:span text:style-name="T13">ExdllCT</text:span><text:span text:style-name="T11">6/Т5, вес 7,2кг, разм.288х185х280, </text:span><text:span text:style-name="T13">t</text:span><text:span text:style-name="T11"> от -60</text:span><text:span text:style-name="T21">0</text:span><text:span text:style-name="T11">С до 55</text:span><text:span text:style-name="T21">0</text:span><text:span text:style-name="T11">С с отражателем</text:span>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ВЭЛАН32-СДЛ70Т2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53</text:p>
          </table:table-cell>
          <table:table-cell table:style-name="Таблица14.C1" office:value-type="string">
            <text:p text:style-name="P28"><text:span text:style-name="T11">Сертификат НСОПБ ЮАБ0.</text:span><text:span text:style-name="T13">RU</text:span><text:span text:style-name="T11">.ЭО.ПР.067.Н.0014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2</text:p>
          </table:table-cell>
          <table:table-cell table:style-name="Таблица14.B2" office:value-type="string">
            <text:p text:style-name="P37">То же, но с лампой 50Вт,разм.264х185х220 мм, вес 5,8 кг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>ВЭЛАН32-СДЛ50Т2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6</text:p>
          </table:table-cell>
          <table:table-cell table:style-name="Таблица14.C1" office:value-type="string">
            <text:p text:style-name="P28"><text:span text:style-name="T11">Сертификат НСОПБ ЮАБ0.</text:span><text:span text:style-name="T13">RU</text:span><text:span text:style-name="T11">.ЭО.ПР.067.Н.0014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3</text:p>
          </table:table-cell>
          <table:table-cell table:style-name="Таблица14.B2" office:value-type="string">
            <text:p text:style-name="P28"><text:span text:style-name="T11">Светильник взрывозащищённый светодиодный с лампой 70Вт, крепление потолочное, 220В, 50 Гц </text:span><text:span text:style-name="T13">IP</text:span><text:span text:style-name="T11">66 1</text:span><text:span text:style-name="T13">ExdllCT</text:span><text:span text:style-name="T11">6/Т5, вес 7,2кг, разм.288х185х280, </text:span><text:span text:style-name="T13">t</text:span><text:span text:style-name="T11"> от -60</text:span><text:span text:style-name="T21">0</text:span><text:span text:style-name="T11">С до 55</text:span><text:span text:style-name="T21">0</text:span><text:span text:style-name="T11">С с отражателем</text:span>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ВЭЛАН32-СДЛ70Т1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57</text:p>
          </table:table-cell>
          <table:table-cell table:style-name="Таблица14.C1" office:value-type="string">
            <text:p text:style-name="P28"><text:span text:style-name="T11">Сертификат НСОПБ ЮАБ0.</text:span><text:span text:style-name="T13">RU</text:span><text:span text:style-name="T11">.ЭО.ПР.067.Н.0014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4</text:p>
          </table:table-cell>
          <table:table-cell table:style-name="Таблица14.B2" office:value-type="string">
            <text:p text:style-name="P28"><text:span text:style-name="T11">Светильник взрывозащищённый светодиодный с лампой 30Вт, крепление потолочное, 220В, 50 Гц </text:span><text:span text:style-name="T13">IP</text:span><text:span text:style-name="T11">66 1</text:span><text:span text:style-name="T13">ExdllCT</text:span><text:span text:style-name="T11">6/Т5, вес 5,8кг, разм.288х185х280, </text:span><text:span text:style-name="T13">t</text:span><text:span text:style-name="T11"> от -60</text:span><text:span text:style-name="T21">0</text:span><text:span text:style-name="T11">С до 55</text:span><text:span text:style-name="T21">0</text:span><text:span text:style-name="T11">С с отражателем</text:span>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ВЭЛАН32-СДЛ30Т1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1</text:p>
          </table:table-cell>
          <table:table-cell table:style-name="Таблица14.C1" office:value-type="string">
            <text:p text:style-name="P28"><text:span text:style-name="T11">Сертификат НСОПБ ЮАБ0.</text:span><text:span text:style-name="T13">RU</text:span><text:span text:style-name="T11">.ЭО.ПР.067.Н.0014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5</text:p>
          </table:table-cell>
          <table:table-cell table:style-name="Таблица14.B2" office:value-type="string">
            <text:p text:style-name="P37">То же,но с лампой 50Вт, разм.264х185х220, вес 5,8 кг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>ВЭЛАН32-СДЛ50Т1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1</text:p>
          </table:table-cell>
          <table:table-cell table:style-name="Таблица14.C1" office:value-type="string">
            <text:p text:style-name="P28"><text:span text:style-name="T11">Сертификат НСОПБ ЮАБ0.</text:span><text:span text:style-name="T13">RU</text:span><text:span text:style-name="T11">.ЭО.ПР.067.Н.0014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6</text:p>
          </table:table-cell>
          <table:table-cell table:style-name="Таблица14.B2" office:value-type="string">
            <text:p text:style-name="P28"><text:span text:style-name="T11">Светильник светодиодный </text:span><text:span text:style-name="T13">Geniled</text:span><text:span text:style-name="T11"> серии «Колокол» с лампой 50 Вт, </text:span><text:span text:style-name="T13">IP</text:span><text:span text:style-name="T11"> 65, разм. Светильника 160х120+ дифузор ф500 мми высотой 140 мм, </text:span><text:span text:style-name="T13">t</text:span><text:span text:style-name="T11"> <text:s/>от -40</text:span><text:span text:style-name="T21">0</text:span><text:span text:style-name="T11">С до +70</text:span><text:span text:style-name="T21">0</text:span><text:span text:style-name="T11">С</text:span>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«Колокол»-50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10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CN</text:span><text:span text:style-name="T11"> АУ05.В.0614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7</text:p>
          </table:table-cell>
          <table:table-cell table:style-name="Таблица14.B2" office:value-type="string">
            <text:p text:style-name="P28"><text:span text:style-name="T11">Светильник светодиодный уличный, с лампой 28Вт, ~220В,50-60Гц, ст. защ. IP65, разм. 108х80х350мм,</text:span> <text:span text:style-name="T11">вес 1,05кг, t окружающей среды от -60 С до +40 С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48"><text:s/>Диора Unit 25/3000ДК5000 </text:p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</text:p>
          </table:table-cell>
          <table:table-cell table:style-name="Таблица14.C1" office:value-type="string">
            <text:p text:style-name="P28"><text:span text:style-name="T11">Сертификат АПБ.</text:span><text:span text:style-name="T13">RU</text:span><text:span text:style-name="T11">.ОС002/2.Н.00842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8</text:p>
          </table:table-cell>
          <table:table-cell table:style-name="Таблица14.B2" office:value-type="string">
            <text:p text:style-name="P28"><text:span text:style-name="T11">Взрывозащищенное информационное световое </text:span><text:soft-page-break/><text:span text:style-name="T11">табло, настенное крепление, вариант надписи "ВЫХОД",продолжительность работы в аварийном режиме 120 мин1ЕхdIIСТ6, 220В, 50Гц, со светодиодной лампой 2Вт(лампа поставляется в комплекте)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ЭЛ-Т-Н1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6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42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59</text:p>
          </table:table-cell>
          <table:table-cell table:style-name="Таблица14.B2" office:value-type="string">
            <text:p text:style-name="P28"><text:span text:style-name="T11">Светильник головной взрывозащищенный,</text:span> <text:span text:style-name="T11">уровень взрывозащиты 1ExibBT5 X, IP54 продолжит. непрерывной работы 10час., масса 0,19кг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СГГ-10 "Эльф"</text:p>
            <text:p text:style-name="P12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Г07.В.00253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0</text:p>
          </table:table-cell>
          <table:table-cell table:style-name="Таблица14.B2" office:value-type="string">
            <text:p text:style-name="P28"><text:span text:style-name="T11">Автоматическое индивидуальное зарядное устройство</text:span> <text:span text:style-name="T11">на ~220В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ЗУ-СГГ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</text:p>
          </table:table-cell>
          <table:table-cell table:style-name="Таблица14.C1" office:value-type="string">
            <text:p text:style-name="P28"><text:span text:style-name="T11">Декларация о соответствии ТС № </text:span><text:span text:style-name="T13">RU</text:span><text:span text:style-name="T11"> Д-</text:span><text:span text:style-name="T13">RU</text:span><text:span text:style-name="T11">.РА01.В.29196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1</text:p>
          </table:table-cell>
          <table:table-cell table:style-name="Таблица14.B2" office:value-type="string">
            <text:p text:style-name="P37">Кабель силовой, круглый, с медными жилами, с ПВХ изоляцией и ПВХ оболочкой, не распространяющие горение, с низким дымо- и газовыделением, сечением 3х1,5 мм²</text:p>
          </table:table-cell>
          <table:table-cell table:style-name="Таблица14.C1" office:value-type="string">
            <text:p text:style-name="P37">км</text:p>
          </table:table-cell>
          <table:table-cell table:style-name="Таблица14.C1" office:value-type="string">
            <text:p text:style-name="P37">ВВГнг(А)-LS-3х1,5-0,66</text:p>
          </table:table-cell>
          <table:table-cell table:style-name="Таблица14.C1" office:value-type="string">
            <text:p text:style-name="P37"/>
          </table:table-cell>
          <table:table-cell table:style-name="Таблица14.F5" office:value-type="float" office:value="0.09">
            <text:p text:style-name="P38">0,09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2</text:p>
          </table:table-cell>
          <table:table-cell table:style-name="Таблица14.B2" office:value-type="string">
            <text:p text:style-name="P37">Кабель силовой, круглый, с медными жилами, с ПВХ изоляцией и ПВХ оболочкой, не распространяющие горение, с низким дымо- и газовыделением, сечением 4х1,5 мм²</text:p>
          </table:table-cell>
          <table:table-cell table:style-name="Таблица14.C1" office:value-type="string">
            <text:p text:style-name="P37">км</text:p>
          </table:table-cell>
          <table:table-cell table:style-name="Таблица14.C1" office:value-type="string">
            <text:p text:style-name="P37">ВВГнг(А)-LS-4х1,5-0,6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0,005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3</text:p>
          </table:table-cell>
          <table:table-cell table:style-name="Таблица14.B2" office:value-type="string">
            <text:p text:style-name="P37">Кабель силовой, круглый, с медными жилами, с ПВХ изоляцией и ПВХ оболочкой, не распространяющие горение, с низким дымо- и газовыделением, сечением 5х1,5 мм²</text:p>
          </table:table-cell>
          <table:table-cell table:style-name="Таблица14.C1" office:value-type="string">
            <text:p text:style-name="P37">км</text:p>
          </table:table-cell>
          <table:table-cell table:style-name="Таблица14.C1" office:value-type="string">
            <text:p text:style-name="P37">ВВГнг(А)-LS-5х1,5-0,6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0,005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4</text:p>
          </table:table-cell>
          <table:table-cell table:style-name="Таблица14.B2" office:value-type="string">
            <text:p text:style-name="P37">Кабель силовой, круглый, с медными жилами, с ПВХ изоляцией и ПВХ оболочкой, не распространяющие горение, с низким дымо- и газовыделением, сечением 3х2,5 мм²</text:p>
          </table:table-cell>
          <table:table-cell table:style-name="Таблица14.C1" office:value-type="string">
            <text:p text:style-name="P37">км</text:p>
          </table:table-cell>
          <table:table-cell table:style-name="Таблица14.C1" office:value-type="string">
            <text:p text:style-name="P37">ВВГнг(А)-LS-3х2,5-0,66</text:p>
            <text:p text:style-name="P12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0,830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5</text:p>
          </table:table-cell>
          <table:table-cell table:style-name="Таблица14.B2" office:value-type="string">
            <text:p text:style-name="P37">Кабель силовой, круглый, с медными жилами, с ПВХ изоляцией и ПВХ оболочкой, не распространяющие горение, с низким дымо- и газовыделением, сечением 2х10 мм²</text:p>
          </table:table-cell>
          <table:table-cell table:style-name="Таблица14.C1" office:value-type="string">
            <text:p text:style-name="P37">км</text:p>
          </table:table-cell>
          <table:table-cell table:style-name="Таблица14.C1" office:value-type="string">
            <text:p text:style-name="P37">ВВГнг(А)-LS-2х10-0,6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0,020</text:p>
          </table:table-cell>
          <table:table-cell table:style-name="Таблица14.C1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6</text:p>
          </table:table-cell>
          <table:table-cell table:style-name="Таблица14.B2" office:value-type="string">
            <text:p text:style-name="P37">Кабель силовой, круглый, с медными жилами, с ПВХ изоляцией и ПВХ оболочкой, не распространяющие горение, в холодостойком исполнении, при температуре окружающей среды до -60°C, сечением 2х2,5 мм²</text:p>
          </table:table-cell>
          <table:table-cell table:style-name="Таблица14.C1" office:value-type="string">
            <text:p text:style-name="P37">км</text:p>
          </table:table-cell>
          <table:table-cell table:style-name="Таблица14.C1" office:value-type="string">
            <text:p text:style-name="P37">ВВГз-ХЛ-2х2,5-0,6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0,060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7</text:p>
          </table:table-cell>
          <table:table-cell table:style-name="Таблица14.B2" office:value-type="string">
            <text:p text:style-name="P28"><text:span text:style-name="T11">Труба стальная, водогазопроводная, оцинкованная,</text:span> <text:span text:style-name="T11">диаметром 26,8мм, "3/4"(прокладка кабеля под площадкой)</text:span>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37">ГОСТ 3262-75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560</text:p>
          </table:table-cell>
          <table:table-cell table:style-name="Таблица14.C1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2">
          <table:table-cell table:style-name="Таблица14.C1" office:value-type="string">
            <text:p text:style-name="P38">68</text:p>
          </table:table-cell>
          <table:table-cell table:style-name="Таблица14.B2" office:value-type="string">
            <text:p text:style-name="P28"><text:span text:style-name="T11">Труба стальная, водогазопроводная, оцинкованная,</text:span> <text:span text:style-name="T11">диаметром 26,8мм, "3/4"(для установки светильников ДИОРА 28S)</text:span>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37">ГОСТ 3262-75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5</text:p>
          </table:table-cell>
          <table:table-cell table:style-name="Таблица14.C1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70">
          <table:table-cell table:style-name="Таблица14.C1" office:value-type="string">
            <text:p text:style-name="P38">69</text:p>
          </table:table-cell>
          <table:table-cell table:style-name="Таблица14.B2" office:value-type="string">
            <text:p text:style-name="P37">Щиток распределительный металлический навесной, кол-во модулей 36,IP31,3отверствия ф31 мм снизу,масса 6,9кг, габариты 540х310х120мм. Надпись на пункте «ЩРО-1,ЩРО-2, <text:s/>ЩАО»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щ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ЩРн-36 УХЛЗ IP31</text:p>
            <text:p text:style-name="P37">МКМ14-N-36-31-Z</text:p>
            <text:p text:style-name="P37"/>
            <text:p text:style-name="P37"/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3</text:p>
          </table:table-cell>
          <table:table-cell table:style-name="Таблица14.C1" office:value-type="string">
            <text:p text:style-name="P37"/>
            <text:p text:style-name="P11"/>
            <text:p text:style-name="P72"/>
          </table:table-cell>
        </table:table-row>
        <table:table-row table:style-name="Таблица14.2">
          <table:table-cell table:style-name="Таблица14.C1" office:value-type="string">
            <text:p text:style-name="P38">70</text:p>
          </table:table-cell>
          <table:table-cell table:style-name="Таблица14.B2" office:value-type="string">
            <text:p text:style-name="P28"><text:span text:style-name="T11">Автоматический выключатель трехфазный характеристика срабатывания эл.магнитного <text:s/>расцепителя С, ном. ток </text:span><text:soft-page-break/><text:span text:style-name="T11">25А,IP20,230В, 50Гц</text:span>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ВА47-29-1Р-25С</text:p>
            <text:p text:style-name="P37">ТУ2000 АГИЕ641.235.003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3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71</text:p>
          </table:table-cell>
          <table:table-cell table:style-name="Таблица14.B2" office:value-type="string">
            <text:p text:style-name="P37">Автоматический выключатель трехфазный характеристика срабатывания эл.магнитного <text:s/>расцепителя С, ном. ток 63А,IP20,230/400В, 50Гц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41"/>
            <text:p text:style-name="P41"/>
            <text:p text:style-name="P41">ВА47-63-3Р-63С</text:p>
            <text:p text:style-name="P41">ТУ2000 АГИЕ641.235.003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38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72</text:p>
          </table:table-cell>
          <table:table-cell table:style-name="Таблица14.B2" office:value-type="string">
            <text:p text:style-name="P37">Дифференциальный автомат, двухполюсный230В, 50Гц рабочая хар-ка при наличии диф. ток АС, ном. ток 25А <text:s/>ном. отключающий диф. ток 30мА,IP20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АД-12,30мА; ТУ 99 АГИЕ.641.243.039</text:p>
          </table:table-cell>
          <table:table-cell table:style-name="Таблица14.C1" office:value-type="string"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73</text:p>
          </table:table-cell>
          <table:table-cell table:style-name="Таблица14.B2" office:value-type="string">
            <text:p text:style-name="P37">Светильник взрывозащищённый светодиодный, с лампой 50Вт,</text:p>
            <text:p text:style-name="P37">крепление потолочное , 220В,50Гц IP65, 1ExdIl CT6Gb, вес 4,5 кг, разм. 288х185х280мм, t от -400С до +500С, с отражателе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СПВ-220-005-0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10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74</text:p>
          </table:table-cell>
          <table:table-cell table:style-name="Таблица14.B2" office:value-type="string">
            <text:p text:style-name="P37">Светильник взрывозащищённый светодиодный, с лампой 50Вт,</text:p>
            <text:p text:style-name="P37">крепление на опоре , 220В,50Гц IP66, 1ExdIl CT6Т5, вес 10,8 кг, разм. 264х185х220мм, t от -600С до +55 0 С, с отражателе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ВЭЛАН32-СДЛ.50 0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4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75</text:p>
          </table:table-cell>
          <table:table-cell table:style-name="Таблица14.B2" office:value-type="string">
            <text:p text:style-name="P37">Кабель силовой с медными жилами с изоляцией и оболочкой из ПВХ пластиката, с броней из 2-х стальных оцинкованных лент , не распространяющий горение, сечением 3х2,5 мм2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к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ТУ 16.02-092003</text:p>
            <text:p text:style-name="P37">ВБШвнг(А)-LS-3х2,5-0,6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1,05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76</text:p>
          </table:table-cell>
          <table:table-cell table:style-name="Таблица14.B2" office:value-type="string">
            <text:p text:style-name="P37">Кабель силовой, круглый, с медными жилами с ПВХ изоляцией и <text:s/>ПВХ оболочкой, не распространяющий горение, в <text:s/>холодностойком исполнении при температуре окружающей среды до – 60 0 С,сечением 3х2,5 мм2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к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ТУ 16.К01-25-2001</text:p>
            <text:p text:style-name="P37">ВВГз-ХП-3х2,5-06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0,707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77</text:p>
          </table:table-cell>
          <table:table-cell table:style-name="Таблица14.B2" office:value-type="string">
            <text:p text:style-name="P37">Светильник светодиодный уличный с лампой 28Вт, 220В,50Гц ст. защ. IP65, разм. <text:s/>108х80х350мм, вес 1,05кг t окружающей среды от -60 0 С до +40 0 С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ДИОРА 28S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3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78</text:p>
          </table:table-cell>
          <table:table-cell table:style-name="Таблица14.B2" office:value-type="string">
            <text:p text:style-name="P37">Светильник светодиодный с лампой 6Вт, 220В,50-60Гц ст. защ. IP54, разм. 195х85мм, вес 0,7кг t окружающей среды от -40 0 С до +40 0 С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ДИОРА 6 LUNA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2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79</text:p>
          </table:table-cell>
          <table:table-cell table:style-name="Таблица14.B2" office:value-type="string">
            <text:p text:style-name="P37">Взрывозащищённое информационное световое табло, настенное крепление ,вариант <text:s/>надписи «выход», продолжительность работы в аварийном режиме 120 мин 1ExdIl CT6,220В,50Гц со светодиодной лампой 2Вт(лампа поставляется в комплекте)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ВЭЛ-Т-Н1-УХП1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«ВЭЛАН»</text:p>
            <text:p text:style-name="P37">Г. Ростов-на-Дону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1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80</text:p>
          </table:table-cell>
          <table:table-cell table:style-name="Таблица14.B2" office:value-type="string">
            <text:p text:style-name="P37">Светильник головной взрывозащищённый, уровень взрывозащиты 1ExibBT5 X, IP54 продолжительность непрерывной работы 10 час., масса 0,19кг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ТУ 3146-031-71064713-2006</text:p>
            <text:p text:style-name="P37">СГГ-10 «Эльф»</text:p>
          </table:table-cell>
          <table:table-cell table:style-name="Таблица14.C1" office:value-type="string">
            <text:p text:style-name="P37"/>
            <text:p text:style-name="P37"/>
            <text:p text:style-name="P37">ЭТК ОНИКС г. Смоленск</text:p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81</text:p>
          </table:table-cell>
          <table:table-cell table:style-name="Таблица14.B2" office:value-type="string">
            <text:p text:style-name="P37">Автоматическое индивидуальное зарядное устройство на 220В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>ЗУ-СГГ</text:p>
            <text:p text:style-name="P37"/>
          </table:table-cell>
          <table:table-cell table:style-name="Таблица14.C1" office:value-type="string">
            <text:p text:style-name="P37">ЭТК ОНИКС г. Смоленск</text:p>
          </table:table-cell>
          <table:table-cell table:style-name="Таблица14.C1" office:value-type="string">
            <text:p text:style-name="P38"/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82</text:p>
          </table:table-cell>
          <table:table-cell table:style-name="Таблица14.B2" office:value-type="string">
            <text:p text:style-name="P37">Муфта натяжная <text:s/>для натяжения троса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804УЗ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83</text:p>
          </table:table-cell>
          <table:table-cell table:style-name="Таблица14.B2" office:value-type="string">
            <text:p text:style-name="P28"><text:span text:style-name="T11">Анкер для концевого <text:s/>крепления тросов Ф6-8мм к строит. конструкциям </text:span><text:soft-page-break/><text:span text:style-name="T11">здания</text:span>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К675УЗ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85">
          <table:table-cell table:style-name="Таблица14.C1" office:value-type="string">
            <text:p text:style-name="P38"/>
            <text:p text:style-name="P38">84</text:p>
          </table:table-cell>
          <table:table-cell table:style-name="Таблица14.B2" office:value-type="string">
            <text:p text:style-name="P37">Электоромоттажные полоски, шириной 15мм, L=712мм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П-15</text:p>
          </table:table-cell>
          <table:table-cell table:style-name="Таблица14.C1" office:value-type="string">
            <text:p text:style-name="P37">АО «Электрокомплект</text:p>
            <text:p text:style-name="P37">сервис»</text:p>
          </table:table-cell>
          <table:table-cell table:style-name="Таблица14.C1" office:value-type="string">
            <text:p text:style-name="P38"/>
            <text:p text:style-name="P38"/>
            <text:p text:style-name="P38">3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85</text:p>
          </table:table-cell>
          <table:table-cell table:style-name="Таблица14.B2" office:value-type="string">
            <text:p text:style-name="P37">Скоба металлическая двухлапковая для крепления трубы ф3/4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СМА11-31-100</text:p>
          </table:table-cell>
          <table:table-cell table:style-name="Таблица14.C1" office:value-type="string"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>100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86</text:p>
          </table:table-cell>
          <table:table-cell table:style-name="Таблица14.B2" office:value-type="string">
            <text:p text:style-name="P37">Дюбель размерами 8-45мм,размеры шурупа 5х60</text:p>
          </table:table-cell>
          <table:table-cell table:style-name="Таблица14.C1" office:value-type="string">
            <text:p text:style-name="P37"/>
            <text:p text:style-name="P37">кг</text:p>
          </table:table-cell>
          <table:table-cell table:style-name="Таблица14.C1" office:value-type="string">
            <text:p text:style-name="P37"/>
            <text:p text:style-name="P37">45-5-8УЗ(У678)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2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87</text:p>
            <text:p text:style-name="P38"/>
          </table:table-cell>
          <table:table-cell table:style-name="Таблица14.B2" office:value-type="string">
            <text:p text:style-name="P37">Светильник светодиодный Geniled серии «Колокол» с лампой 50Вт, IP65, размер светильника 160х120+ дифузор</text:p>
            <text:p text:style-name="P37">Ф500мм и высотой 140мм, t от 400С до +700С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«Колокол»-50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1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88</text:p>
          </table:table-cell>
          <table:table-cell table:style-name="Таблица14.B2" office:value-type="string">
            <text:p text:style-name="P37">Светильник светодиодный индустриальный лампой 36Вт, <text:s/>220В,50гц защ.IP65, размер 1270х134х95мм, вес <text:s/>1,9кг, t от -40 0С до +40 0С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ДИОРА 36 ИНДУСТР.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89</text:p>
          </table:table-cell>
          <table:table-cell table:style-name="Таблица14.B2" office:value-type="string">
            <text:p text:style-name="P37">Светильник светодиодный универсальный, с <text:s/>лампой 36Вт, 220В, 50Гц ст. защ. IP40, разм. 595х595х40мм, вес 3,5кг, t окружающей среды от – 10 0С до + 400С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ДИОРА OFFICE SLIM36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1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90</text:p>
          </table:table-cell>
          <table:table-cell table:style-name="Таблица14.B2" office:value-type="string">
            <text:p text:style-name="P37">Отражатель к светодиодному светильнику ВЭЛАН32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161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91</text:p>
          </table:table-cell>
          <table:table-cell table:style-name="Таблица14.B2" office:value-type="string">
            <text:p text:style-name="P37">Хомут кабельный нейлонновый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4,8х160</text:p>
          </table:table-cell>
          <table:table-cell table:style-name="Таблица14.C1" office:value-type="string">
            <text:p text:style-name="P37">ИЭК-РОССИЯ</text:p>
          </table:table-cell>
          <table:table-cell table:style-name="Таблица14.C1" office:value-type="string">
            <text:p text:style-name="P38">30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92</text:p>
          </table:table-cell>
          <table:table-cell table:style-name="Таблица14.B2" office:value-type="string">
            <text:p text:style-name="P37">Кронштейн настенный для крепления светильников массой до 12кг, в вертикали 560мм, в горизонтали-612мм(для крепления светильников (ВЭЛАН32 и КОЛОКОЛ)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щ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К986УЗ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6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93</text:p>
          </table:table-cell>
          <table:table-cell table:style-name="Таблица14.B2" office:value-type="string">
            <text:p text:style-name="P37">Держатель <text:s/>трубный для установки кронштейнов К986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К939УЗ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6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94</text:p>
          </table:table-cell>
          <table:table-cell table:style-name="Таблица14.B2" office:value-type="string">
            <text:p text:style-name="P37">Держатель светильника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У25МУЗ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6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95</text:p>
          </table:table-cell>
          <table:table-cell table:style-name="Таблица14.B2" office:value-type="string">
            <text:p text:style-name="P37">Стойка для крепления светильников <text:s/>массой до 12кг к ограждению <text:s/>площадки (для крепления светильников ВЭЛАН32)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К987УЗ</text:p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37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97">
          <table:table-cell table:style-name="Таблица14.C1" office:value-type="string">
            <text:p text:style-name="P38"/>
            <text:p text:style-name="P38">96</text:p>
          </table:table-cell>
          <table:table-cell table:style-name="Таблица14.B2" office:value-type="string">
            <text:p text:style-name="P37">Сталь <text:s/>листовая 1.0мм (козырёк для включателей)</text:p>
          </table:table-cell>
          <table:table-cell table:style-name="Таблица14.C1" office:value-type="string">
            <text:p text:style-name="P37"/>
            <text:p text:style-name="P37"/>
            <text:p text:style-name="P37">кг</text:p>
          </table:table-cell>
          <table:table-cell table:style-name="Таблица14.C1" office:value-type="string">
            <text:p text:style-name="P37">ТУ 5260-001-00214178-2003</text:p>
            <text:p text:style-name="P37">ГОСТ 19903-7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3,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97</text:p>
          </table:table-cell>
          <table:table-cell table:style-name="Таблица14.B2" office:value-type="string">
            <text:p text:style-name="P37">Сталь 3 листовая, толщиной 2.0мм (для крепления светильников)</text:p>
          </table:table-cell>
          <table:table-cell table:style-name="Таблица14.C1" office:value-type="string">
            <text:p text:style-name="P37"/>
            <text:p text:style-name="P37"/>
            <text:p text:style-name="P37">кг</text:p>
          </table:table-cell>
          <table:table-cell table:style-name="Таблица14.C1" office:value-type="string">
            <text:p text:style-name="P37"/>
            <text:p text:style-name="P37">ГОСТ 19903-74</text:p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5,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99"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98</text:p>
          </table:table-cell>
          <table:table-cell table:style-name="Таблица14.B2" office:value-type="string">
            <text:p text:style-name="P37"/>
            <text:p text:style-name="P37"/>
            <text:p text:style-name="P37">Труба стальная, водогазопроводная, оцинкованная, диаметром 26.8мм ¾(проход сквозь стены)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м</text:p>
            <text:p text:style-name="P37"/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41"/>
            <text:p text:style-name="P41"/>
            <text:p text:style-name="P41">ГОСТ 3262-75</text:p>
          </table:table-cell>
          <table:table-cell table:style-name="Таблица14.C1" office:value-type="string">
            <text:p text:style-name="P37"/>
            <text:p text:style-name="P37"/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11"/>
            <text:p text:style-name="P11">40</text:p>
          </table:table-cell>
          <table:table-cell table:style-name="Таблица14.C1" office:value-type="string">
            <text:p text:style-name="P37"/>
            <text:p text:style-name="P37"/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99</text:p>
          </table:table-cell>
          <table:table-cell table:style-name="Таблица14.B2" office:value-type="string">
            <text:p text:style-name="P73">Труба стальная, водогазопроводная, оцинкованная, диаметром 26.8мм ¾(прокладка кабеля подплощадкой)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ГОСТ 3262-75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56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100</text:p>
          </table:table-cell>
          <table:table-cell table:style-name="Таблица14.B2" office:value-type="string">
            <text:p text:style-name="P73">Труба стальная, водогазопроводная, оцинкованная, диаметром 26.8мм ¾(для установки светильников ДИОРА 28S)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ГОСТ 3262-75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5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101</text:p>
          </table:table-cell>
          <table:table-cell table:style-name="Таблица14.B2" office:value-type="string">
            <text:p text:style-name="P37">Зажимы безвинтовые <text:s/>WAGO-розеточные клемы 4х(1.0-2,5)мм2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773-324</text:p>
          </table:table-cell>
          <table:table-cell table:style-name="Таблица14.C1" office:value-type="string">
            <text:p text:style-name="P37">АО «Электрокомплектсервис»</text:p>
          </table:table-cell>
          <table:table-cell table:style-name="Таблица14.C1" office:value-type="string">
            <text:p text:style-name="P38"/>
            <text:p text:style-name="P38">6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102</text:p>
          </table:table-cell>
          <table:table-cell table:style-name="Таблица14.B2" office:value-type="string">
            <text:p text:style-name="P37">Закладные подвески для прокладки одиночных кабелей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К340У2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20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03</text:p>
          </table:table-cell>
          <table:table-cell table:style-name="Таблица14.B2" office:value-type="string">
            <text:p text:style-name="P37">Кабельный ввод для коробки ВАД-РСП для бронированного кабеля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ВК-Х-ВЭЛБМ-М25х1,5-Exd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104</text:p>
          </table:table-cell>
          <table:table-cell table:style-name="Таблица14.C1" office:value-type="string">
            <text:p text:style-name="P37"/>
          </table:table-cell>
        </table:table-row>
        <text:soft-page-break/>
        <table:table-row table:style-name="Таблица14.105">
          <table:table-cell table:style-name="Таблица14.C1" office:value-type="string">
            <text:p text:style-name="P38"/>
            <text:p text:style-name="P38">104</text:p>
            <text:p text:style-name="P38"/>
            <text:p text:style-name="P38"/>
            <text:p text:style-name="P38"/>
            <text:p text:style-name="P38"/>
            <text:p text:style-name="P38">105</text:p>
          </table:table-cell>
          <table:table-cell table:style-name="Таблица14.B2" office:value-type="string">
            <text:p text:style-name="P37">Кабельный ввод для коробки ВАД-РСП для бронированного кабеля в трубе</text:p>
            <text:p text:style-name="P37"/>
            <text:p text:style-name="P37">Монтажная пластина 2-местная для монтажа открытых выключателей и розеток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ВК-Х-ВЭЛ4Т-М25х1,5-Exd-М25х1,5</text:p>
            <text:p text:style-name="P37"/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АО «Электрокомплектсервис»</text:p>
            <text:p text:style-name="P11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153</text:p>
            <text:p text:style-name="P38"/>
            <text:p text:style-name="P38"/>
            <text:p text:style-name="P38"/>
            <text:p text:style-name="P38">4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106</text:p>
          </table:table-cell>
          <table:table-cell table:style-name="Таблица14.B2" office:value-type="string">
            <text:p text:style-name="P37">Монтажная пластина 1-местная для монтажа открытых выключателей и розеток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/>
            <text:p text:style-name="P37"/>
            <text:p text:style-name="P37">АО «Электрокомплектсервис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27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07</text:p>
          </table:table-cell>
          <table:table-cell table:style-name="Таблица14.B2" office:value-type="string">
            <text:p text:style-name="P37">Ящик с понижающим трансформатором 220/36В, IP 30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ЯТП-0,25/36-3 36УХЛ IP30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08</text:p>
          </table:table-cell>
          <table:table-cell table:style-name="Таблица14.B2" office:value-type="string">
            <text:p text:style-name="P37">Розетка одноместная с крышкой для открытой установки 36В, 16А, IP20, УХЛ4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РА10-212</text:p>
          </table:table-cell>
          <table:table-cell table:style-name="Таблица14.C1" office:value-type="string">
            <text:p text:style-name="P37"/>
            <text:p text:style-name="P37">АО «Электрокомплектсервис»</text:p>
          </table:table-cell>
          <table:table-cell table:style-name="Таблица14.C1" office:value-type="string">
            <text:p text:style-name="P38"/>
            <text:p text:style-name="P38"/>
            <text:p text:style-name="P38">3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09</text:p>
          </table:table-cell>
          <table:table-cell table:style-name="Таблица14.B2" office:value-type="string">
            <text:p text:style-name="P37">Розетка двухместная <text:s/>для открытой установки с <text:s/>заземл. контактом 250В,16А, IP20, УХЛ4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11">РА10-209</text:p>
          </table:table-cell>
          <table:table-cell table:style-name="Таблица14.C1" office:value-type="string">
            <text:p text:style-name="P37"/>
            <text:p text:style-name="P37">АО «Электрокомплектсервис»</text:p>
          </table:table-cell>
          <table:table-cell table:style-name="Таблица14.C1" office:value-type="string">
            <text:p text:style-name="P38"/>
            <text:p text:style-name="P38"/>
            <text:p text:style-name="P38">3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10</text:p>
          </table:table-cell>
          <table:table-cell table:style-name="Таблица14.B2" office:value-type="string">
            <text:p text:style-name="P37">Выключатель одноклавишный для открытой установки 250В,10А, IP20, серии «Октава»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>Арт.EV010-К01-10-DC;</text:p>
            <text:p text:style-name="P37">ВС 20-1-0-0Б</text:p>
            <text:p text:style-name="P37">Серии «Брикс»</text:p>
          </table:table-cell>
          <table:table-cell table:style-name="Таблица14.C1" office:value-type="string">
            <text:p text:style-name="P37"/>
            <text:p text:style-name="P37"/>
            <text:p text:style-name="P37">«ИЭК-РОССИЯ»</text:p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1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<text:s/></text:p>
            <text:p text:style-name="P38"/>
            <text:p text:style-name="P38">111</text:p>
          </table:table-cell>
          <table:table-cell table:style-name="Таблица14.B2" office:value-type="string">
            <text:p text:style-name="P37">Выключатель двухклавишный для открытой установки 250В,10А, IP20, <text:s/>УХЛ4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>Арт.EVS20-К01-10-DC;</text:p>
            <text:p text:style-name="P37">ВС 20-1-0-ББ</text:p>
            <text:p text:style-name="P37">Серии «Брикс»</text:p>
          </table:table-cell>
          <table:table-cell table:style-name="Таблица14.C1" office:value-type="string">
            <text:p text:style-name="P37"/>
            <text:p text:style-name="P37">ИЭК-РОССИЯ»</text:p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1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12</text:p>
          </table:table-cell>
          <table:table-cell table:style-name="Таблица14.B2" office:value-type="string">
            <text:p text:style-name="P37">Выключатель одноклавишный для открытой установки <text:s/>250В,10А,IP54, УХЛ4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>ВС 20-1-0-ФСр</text:p>
            <text:p text:style-name="P37">арт.EVS10-K03-10-54-Dc; серия «Форс»</text:p>
          </table:table-cell>
          <table:table-cell table:style-name="Таблица14.C1" office:value-type="string"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>25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113</text:p>
          </table:table-cell>
          <table:table-cell table:style-name="Таблица14.B2" office:value-type="string">
            <text:p text:style-name="P37">Выключатель однополюсный 16А 2 ввода 3/4, 1ExdIl CT6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EFSC 21</text:p>
          </table:table-cell>
          <table:table-cell table:style-name="Таблица14.C1" office:value-type="string">
            <text:p text:style-name="P37"/>
            <text:p text:style-name="P37">«Алекс»</text:p>
          </table:table-cell>
          <table:table-cell table:style-name="Таблица14.C1" office:value-type="string">
            <text:p text:style-name="P38"/>
            <text:p text:style-name="P38">2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114</text:p>
          </table:table-cell>
          <table:table-cell table:style-name="Таблица14.B2" office:value-type="string">
            <text:p text:style-name="P37">Коробка распаячная ф 75х40, IP 44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КМ41237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>7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15</text:p>
          </table:table-cell>
          <table:table-cell table:style-name="Таблица14.B2" office:value-type="string">
            <text:p text:style-name="P37">Коробка ответвительная для открытой установки степень защиты IP65</text:p>
          </table:table-cell>
          <table:table-cell table:style-name="Таблица14.C1" office:value-type="string">
            <text:p text:style-name="P37"/>
            <text:p text:style-name="P37">шт</text:p>
            <text:p text:style-name="P37"/>
          </table:table-cell>
          <table:table-cell table:style-name="Таблица14.C1" office:value-type="string">
            <text:p text:style-name="P37"/>
            <text:p text:style-name="P37">У 409-4 Л</text:p>
          </table:table-cell>
          <table:table-cell table:style-name="Таблица14.C1" office:value-type="string">
            <text:p text:style-name="P37"/>
            <text:p text:style-name="P37">АО «Электрокомплектсервис»</text:p>
          </table:table-cell>
          <table:table-cell table:style-name="Таблица14.C1" office:value-type="string">
            <text:p text:style-name="P38"/>
            <text:p text:style-name="P38">125</text:p>
            <text:p text:style-name="P38"/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116</text:p>
          </table:table-cell>
          <table:table-cell table:style-name="Таблица14.B2" office:value-type="string">
            <text:p text:style-name="P37">Коробка ответвительная для открытой установки взрывозащищённая <text:s/>1ExdIl CT6/Т5, степень защиты IP65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ВАД- РСП-F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1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117</text:p>
          </table:table-cell>
          <table:table-cell table:style-name="Таблица14.B2" office:value-type="string">
            <text:p text:style-name="P37">Коробка ответвительная для открытой установки взрывозащищённая <text:s/>1ExdIl CT6/Т5, степень защиты IP65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>ВАД- РСП-С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>107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18</text:p>
          </table:table-cell>
          <table:table-cell table:style-name="Таблица14.B2" office:value-type="string">
            <text:p text:style-name="P37">Лоток перфорированный, 35х100х3000, толщина 0.7мм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арт.CLP10-035-100-070-3</text:p>
          </table:table-cell>
          <table:table-cell table:style-name="Таблица14.C1" office:value-type="string"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>15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/>
            <text:p text:style-name="P38">119</text:p>
          </table:table-cell>
          <table:table-cell table:style-name="Таблица14.B2" office:value-type="string">
            <text:p text:style-name="P37">Болт М8х65 со стопорным буртом, вес <text:s/>0.03 для соединения лотков и аксессуаров между собой,а <text:s/>также для крепления к несущим поверхностя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М8х65</text:p>
            <text:p text:style-name="P37"/>
            <text:p text:style-name="P37">арт.CLP1М-В-8-65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20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20</text:p>
          </table:table-cell>
          <table:table-cell table:style-name="Таблица14.B2" office:value-type="string">
            <text:p text:style-name="P37">Гайка М8 со стопорным буртом, вес 0.0095</text:p>
          </table:table-cell>
          <table:table-cell table:style-name="Таблица14.C1" office:value-type="string"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>арт.CLP1М-N-8</text:p>
            <text:p text:style-name="P37"/>
          </table:table-cell>
          <table:table-cell table:style-name="Таблица14.C1" office:value-type="string"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>20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>121</text:p>
          </table:table-cell>
          <table:table-cell table:style-name="Таблица14.B2" office:value-type="string">
            <text:p text:style-name="P37">Пластина шарнирного соединения h=35мм, длина 138мм,ширина 18мм</text:p>
          </table:table-cell>
          <table:table-cell table:style-name="Таблица14.C1" office:value-type="string"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>арт.CLPISH-035-1</text:p>
          </table:table-cell>
          <table:table-cell table:style-name="Таблица14.C1" office:value-type="string">
            <text:p text:style-name="P37"/>
            <text:p text:style-name="P37">«ИЭК-РОССИЯ»</text:p>
            <text:p text:style-name="P37"/>
          </table:table-cell>
          <table:table-cell table:style-name="Таблица14.C1" office:value-type="string">
            <text:p text:style-name="P38"/>
            <text:p text:style-name="P38"/>
            <text:p text:style-name="P38">3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/>
            <text:p text:style-name="P38"/>
            <text:p text:style-name="P38">122</text:p>
          </table:table-cell>
          <table:table-cell table:style-name="Таблица14.B2" office:value-type="string">
            <text:p text:style-name="P73">Кронштейн настенный для крепления лотка к стене h=71,5мм,длина 120мм, ширина 30мм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шт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арт.CLP1CW-100</text:p>
          </table:table-cell>
          <table:table-cell table:style-name="Таблица14.C1" office:value-type="string">
            <text:p text:style-name="P37"/>
            <text:p text:style-name="P37"/>
            <text:p text:style-name="P37"/>
            <text:p text:style-name="P37"/>
            <text:p text:style-name="P37">«ИЭК-РОССИЯ»</text:p>
          </table:table-cell>
          <table:table-cell table:style-name="Таблица14.C1" office:value-type="string">
            <text:p text:style-name="P38"/>
            <text:p text:style-name="P38"/>
            <text:p text:style-name="P38"/>
            <text:p text:style-name="P38"/>
            <text:p text:style-name="P38">80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p text:style-name="P38">123</text:p>
          </table:table-cell>
          <table:table-cell table:style-name="Таблица14.B2" office:value-type="string">
            <text:p text:style-name="P37">Трос стальной ф2мм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30</text:p>
          </table:table-cell>
          <table:table-cell table:style-name="Таблица14.C1" office:value-type="string">
            <text:p text:style-name="P37">Для прокладки кабеля на 30</text:p>
          </table:table-cell>
        </table:table-row>
        <table:table-row table:style-name="Таблица14.2">
          <table:table-cell table:style-name="Таблица14.C1" office:value-type="string">
            <text:p text:style-name="P38">124</text:p>
          </table:table-cell>
          <table:table-cell table:style-name="Таблица14.B2" office:value-type="string">
            <text:p text:style-name="P37">Тросовый зажим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К676УЗ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4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25">
            <text:p text:style-name="P29">125</text:p>
          </table:table-cell>
          <table:table-cell table:style-name="Таблица14.B125" office:value-type="string">
            <text:p text:style-name="P48">Выключатель авт. ВА47-29 1Р (С2) 25А</text:p>
            <text:p text:style-name="P2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">
            <text:p text:style-name="P29">1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26">
            <text:p text:style-name="P29">126</text:p>
          </table:table-cell>
          <table:table-cell table:style-name="Таблица14.B125" office:value-type="string">
            <text:p text:style-name="P48">Выключатель авт. <text:soft-page-break/>ВА47-29 3Р <text:s/>12,5А 25 кА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4">
            <text:p text:style-name="P29">4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27">
            <text:p text:style-name="P29">127</text:p>
          </table:table-cell>
          <table:table-cell table:style-name="Таблица14.B125" office:value-type="string">
            <text:p text:style-name="P48">Автомат ВА 47-29 3п 63А С ИЭК 2469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2">
            <text:p text:style-name="P29">2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28">
            <text:p text:style-name="P29">128</text:p>
          </table:table-cell>
          <table:table-cell table:style-name="Таблица14.B125" office:value-type="string">
            <text:p text:style-name="P48">анкер ДКС М8*60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25">
            <text:p text:style-name="P29">25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29">
            <text:p text:style-name="P29">129</text:p>
          </table:table-cell>
          <table:table-cell table:style-name="Таблица14.B125" office:value-type="string">
            <text:p text:style-name="P48">Анкер с гайкой HNM 10*97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80">
            <text:p text:style-name="P29">18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0">
            <text:p text:style-name="P29">130</text:p>
          </table:table-cell>
          <table:table-cell table:style-name="Таблица14.B125" office:value-type="string">
            <text:p text:style-name="P48">Бирка У 135 круг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500">
            <text:p text:style-name="P29">50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1">
            <text:p text:style-name="P29">131</text:p>
          </table:table-cell>
          <table:table-cell table:style-name="Таблица14.B125" office:value-type="string">
            <text:p text:style-name="P48">Болт анкерный <text:s/>HNM 12*99 с шестигранной гайкой оцинк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50">
            <text:p text:style-name="P29">5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2">
            <text:p text:style-name="P29">132</text:p>
          </table:table-cell>
          <table:table-cell table:style-name="Таблица14.B125" office:value-type="string">
            <text:p text:style-name="P48">Болт анкерный <text:s/>с крюком HG 10*100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0">
            <text:p text:style-name="P29">1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3">
            <text:p text:style-name="P29">133</text:p>
          </table:table-cell>
          <table:table-cell table:style-name="Таблица14.B125" office:value-type="string">
            <text:p text:style-name="P48">Болт анкерный с крюком М8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9">
            <text:p text:style-name="P29">9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4">
            <text:p text:style-name="P29">134</text:p>
          </table:table-cell>
          <table:table-cell table:style-name="Таблица14.B125" office:value-type="string">
            <text:p text:style-name="P48">Болт М6х50</text:p>
            <text:p text:style-name="P48"/>
          </table:table-cell>
          <table:table-cell table:style-name="Таблица14.C125" office:value-type="string">
            <text:p text:style-name="P28">кг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4.362">
            <text:p text:style-name="P29">4,36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5">
            <text:p text:style-name="P29">135</text:p>
          </table:table-cell>
          <table:table-cell table:style-name="Таблица14.B125" office:value-type="string">
            <text:p text:style-name="P48">Ввод кабельный ВК-Н-ВЭЛ-2БМ-М25-Exd B 1.5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50">
            <text:p text:style-name="P29">5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6">
            <text:p text:style-name="P29">136</text:p>
          </table:table-cell>
          <table:table-cell table:style-name="Таблица14.B125" office:value-type="string">
            <text:p text:style-name="P48">Гайка М6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320">
            <text:p text:style-name="P29">32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7">
            <text:p text:style-name="P29">137</text:p>
          </table:table-cell>
          <table:table-cell table:style-name="Таблица14.B125" office:value-type="string">
            <text:p text:style-name="P48">Гайка М6 с насечкой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200">
            <text:p text:style-name="P29">20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8">
            <text:p text:style-name="P29">138</text:p>
          </table:table-cell>
          <table:table-cell table:style-name="Таблица14.B125" office:value-type="string">
            <text:p text:style-name="P48">Зажим для ст. канатов DIN 741 6мм цинк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34">
            <text:p text:style-name="P29">34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39">
            <text:p text:style-name="P29">139</text:p>
          </table:table-cell>
          <table:table-cell table:style-name="Таблица14.B125" office:value-type="string">
            <text:p text:style-name="P48">Зажим для троса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30">
            <text:p text:style-name="P29">3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0">
            <text:p text:style-name="P29">140</text:p>
          </table:table-cell>
          <table:table-cell table:style-name="Таблица14.B125" office:value-type="string">
            <text:p text:style-name="P48">Зажим канат 5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4">
            <text:p text:style-name="P29">4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1">
            <text:p text:style-name="P29">141</text:p>
          </table:table-cell>
          <table:table-cell table:style-name="Таблица14.B125" office:value-type="string">
            <text:p text:style-name="P48">Изолента 0,13х15мм 2,0м IEK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20">
            <text:p text:style-name="P29">2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2">
            <text:p text:style-name="P29">142</text:p>
          </table:table-cell>
          <table:table-cell table:style-name="Таблица14.B125" office:value-type="string">
            <text:p text:style-name="P48">Кабель ВБШВнг 3х2,5</text:p>
            <text:p text:style-name="P48"/>
          </table:table-cell>
          <table:table-cell table:style-name="Таблица14.C125" office:value-type="string">
            <text:p text:style-name="P28">м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000">
            <text:p text:style-name="P29">100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3">
            <text:p text:style-name="P29">143</text:p>
          </table:table-cell>
          <table:table-cell table:style-name="Таблица14.B125" office:value-type="string">
            <text:p text:style-name="P48">Кабель ВБШвнг LS 3*2,5 0,66 kV</text:p>
            <text:p text:style-name="P48"/>
          </table:table-cell>
          <table:table-cell table:style-name="Таблица14.C125" office:value-type="string">
            <text:p text:style-name="P28">м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792">
            <text:p text:style-name="P29">792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4">
            <text:p text:style-name="P29">144</text:p>
          </table:table-cell>
          <table:table-cell table:style-name="Таблица14.B125" office:value-type="string">
            <text:p text:style-name="P48">Кабель ВВГ-Пнг(А)-LS 3х2,5 (N, PE) — 0,66(200м)</text:p>
            <text:p text:style-name="P48"/>
          </table:table-cell>
          <table:table-cell table:style-name="Таблица14.C125" office:value-type="string">
            <text:p text:style-name="P28">м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000">
            <text:p text:style-name="P29">100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5">
            <text:p text:style-name="P29">145</text:p>
          </table:table-cell>
          <table:table-cell table:style-name="Таблица14.B125" office:value-type="string">
            <text:p text:style-name="P48">Клемма 3х2,5 оранжевая прозрачная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000">
            <text:p text:style-name="P29">100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6">
            <text:p text:style-name="P29">146</text:p>
          </table:table-cell>
          <table:table-cell table:style-name="Таблица14.B125" office:value-type="string">
            <text:p text:style-name="P48">Коробка о/п 100*100*50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5">
            <text:p text:style-name="P29">5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7">
            <text:p text:style-name="P29">147</text:p>
          </table:table-cell>
          <table:table-cell table:style-name="Таблица14.B125" office:value-type="string">
            <text:p text:style-name="P48">Кронштейн К-93993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4">
            <text:p text:style-name="P29">14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8">
            <text:p text:style-name="P29">148</text:p>
          </table:table-cell>
          <table:table-cell table:style-name="Таблица14.B125" office:value-type="string">
            <text:p text:style-name="P48">Талреп крюк-кольцо <text:s/>M10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36">
            <text:p text:style-name="P29">36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49">
            <text:p text:style-name="P29">149</text:p>
          </table:table-cell>
          <table:table-cell table:style-name="Таблица14.B125" office:value-type="string">
            <text:p text:style-name="P48">Талреп крюк-кольцо DIN 1480 M12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4">
            <text:p text:style-name="P29">4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0">
            <text:p text:style-name="P29">150</text:p>
          </table:table-cell>
          <table:table-cell table:style-name="Таблица14.B125" office:value-type="string">
            <text:p text:style-name="P48">Талреп оцинк крюк-крюк DIN 1480 HH 10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5">
            <text:p text:style-name="P29">5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1">
            <text:p text:style-name="P29">151</text:p>
          </table:table-cell>
          <table:table-cell table:style-name="Таблица14.B125" office:value-type="string">
            <text:p text:style-name="P48">Трос стальной DIN 3055 M4</text:p>
            <text:p text:style-name="P48"/>
          </table:table-cell>
          <table:table-cell table:style-name="Таблица14.C125" office:value-type="string">
            <text:p text:style-name="P28">м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40">
            <text:p text:style-name="P29">4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2">
            <text:p text:style-name="P29">152</text:p>
          </table:table-cell>
          <table:table-cell table:style-name="Таблица14.B125" office:value-type="string">
            <text:p text:style-name="P48">Трос стальной оцинк. DIN 3055 M2</text:p>
            <text:p text:style-name="P48"/>
          </table:table-cell>
          <table:table-cell table:style-name="Таблица14.C125" office:value-type="string">
            <text:p text:style-name="P28">м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90">
            <text:p text:style-name="P29">90</text:p>
          </table:table-cell>
          <table:table-cell table:style-name="Таблица14.C125" office:value-type="string">
            <text:p text:style-name="P37"/>
          </table:table-cell>
        </table:table-row>
        <text:soft-page-break/>
        <table:table-row table:style-name="Таблица14.2">
          <table:table-cell table:style-name="Таблица14.A125" office:value-type="float" office:value="153">
            <text:p text:style-name="P29">153</text:p>
          </table:table-cell>
          <table:table-cell table:style-name="Таблица14.B125" office:value-type="string">
            <text:p text:style-name="P48">Хомут 160х4,8 мм нейлон(100шт)</text:p>
            <text:p text:style-name="P48"/>
          </table:table-cell>
          <table:table-cell table:style-name="Таблица14.C125" office:value-type="string">
            <text:p text:style-name="P28">уп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6">
            <text:p text:style-name="P29">6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4">
            <text:p text:style-name="P29">154</text:p>
          </table:table-cell>
          <table:table-cell table:style-name="Таблица14.B125" office:value-type="string">
            <text:p text:style-name="P48">Хомут 3,6*150 нейлон 1/100(шт)</text:p>
            <text:p text:style-name="P48"/>
          </table:table-cell>
          <table:table-cell table:style-name="Таблица14.C125" office:value-type="string">
            <text:p text:style-name="P28">уп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4">
            <text:p text:style-name="P29">4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5">
            <text:p text:style-name="P29">155</text:p>
          </table:table-cell>
          <table:table-cell table:style-name="Таблица14.B125" office:value-type="string">
            <text:p text:style-name="P48">Хомут мет с гайкой 1/2(20-24)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50">
            <text:p text:style-name="P29">5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6">
            <text:p text:style-name="P29">156</text:p>
          </table:table-cell>
          <table:table-cell table:style-name="Таблица14.B125" office:value-type="string">
            <text:p text:style-name="P48">Хомут с площадкой ХП1 3х150(100шт)</text:p>
            <text:p text:style-name="P48"/>
          </table:table-cell>
          <table:table-cell table:style-name="Таблица14.C125" office:value-type="string">
            <text:p text:style-name="P28">уп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1">
            <text:p text:style-name="P29">1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7">
            <text:p text:style-name="P29">157</text:p>
          </table:table-cell>
          <table:table-cell table:style-name="Таблица14.B125" office:value-type="string">
            <text:p text:style-name="P48">Хомут Хкн 3,6х200мм</text:p>
            <text:p text:style-name="P48"/>
          </table:table-cell>
          <table:table-cell table:style-name="Таблица14.C125" office:value-type="string">
            <text:p text:style-name="P28">уп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2">
            <text:p text:style-name="P29">2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A125" office:value-type="float" office:value="158">
            <text:p text:style-name="P29">158</text:p>
          </table:table-cell>
          <table:table-cell table:style-name="Таблица14.B125" office:value-type="string">
            <text:p text:style-name="P48">Шайба М6 DIN 127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A125" office:value-type="float" office:value="640">
            <text:p text:style-name="P29">640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C125" office:value-type="string">
            <text:p text:style-name="P38">159</text:p>
          </table:table-cell>
          <table:table-cell table:style-name="Таблица14.B125" office:value-type="string">
            <text:p text:style-name="P48"><text:span text:style-name="T11">Светильник взрывозащищённый светодиодный с лампой 30Вт, крепление потолочное, 220В, 50 Гц </text:span><text:span text:style-name="T13">IP</text:span><text:span text:style-name="T11">66 1</text:span><text:span text:style-name="T13">ExdllCT</text:span><text:span text:style-name="T11">6/Т5, вес 7,2кг, разм.288х185х280, </text:span><text:span text:style-name="T13">t</text:span><text:span text:style-name="T11"> от -60</text:span><text:span text:style-name="T21">0</text:span><text:span text:style-name="T11">С до 55</text:span><text:span text:style-name="T21">0</text:span><text:span text:style-name="T11">С с отражателем</text:span></text:p>
            <text:p text:style-name="P48"/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48">ВЭЛАН 32 СД Л 30Т1-КО (220АС) УХЛ1</text:p>
          </table:table-cell>
          <table:table-cell table:style-name="Таблица14.C125" office:value-type="string">
            <text:p text:style-name="P37"/>
          </table:table-cell>
          <table:table-cell table:style-name="Таблица14.C125" office:value-type="string">
            <text:p text:style-name="P29">2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C125" office:value-type="string">
            <text:p text:style-name="P29">160</text:p>
          </table:table-cell>
          <table:table-cell table:style-name="Таблица14.B125" office:value-type="string">
            <text:p text:style-name="P48"><text:s/><text:span text:style-name="T11">Светильник взрывозащищённый светодиодный с лампой 50Вт, крепление потолочное, 220В, 50 Гц </text:span><text:span text:style-name="T13">IP</text:span><text:span text:style-name="T11">66 1</text:span><text:span text:style-name="T13">ExdllCT</text:span><text:span text:style-name="T11">6/Т5, вес 7,2кг, разм.288х185х280, </text:span><text:span text:style-name="T13">t</text:span><text:span text:style-name="T11"> от -60</text:span><text:span text:style-name="T21">0</text:span><text:span text:style-name="T11">С до 55</text:span><text:span text:style-name="T21">0</text:span><text:span text:style-name="T11">С с отражателем</text:span></text:p>
          </table:table-cell>
          <table:table-cell table:style-name="Таблица14.C125" office:value-type="string">
            <text:p text:style-name="P28">шт</text:p>
          </table:table-cell>
          <table:table-cell table:style-name="Таблица14.C125" office:value-type="string">
            <text:p text:style-name="P48">ВЭЛАН 32 СД Л 50В-КО (220АС) УХЛ1</text:p>
            <text:p text:style-name="P28"/>
          </table:table-cell>
          <table:table-cell table:style-name="Таблица14.C125" office:value-type="string">
            <text:p text:style-name="P37"/>
          </table:table-cell>
          <table:table-cell table:style-name="Таблица14.C125" office:value-type="string">
            <text:p text:style-name="P29">1</text:p>
          </table:table-cell>
          <table:table-cell table:style-name="Таблица14.C125" office:value-type="string">
            <text:p text:style-name="P37"/>
          </table:table-cell>
        </table:table-row>
        <table:table-row table:style-name="Таблица14.2">
          <table:table-cell table:style-name="Таблица14.C125" office:value-type="string">
            <text:p text:style-name="P29"/>
          </table:table-cell>
          <table:table-cell table:style-name="Таблица14.B125" office:value-type="string">
            <text:p text:style-name="P51">Коробка У409 IP65</text:p>
            <text:p text:style-name="P48"/>
          </table:table-cell>
          <table:table-cell table:style-name="Таблица14.C125" office:value-type="string">
            <text:p text:style-name="P28"/>
          </table:table-cell>
          <table:table-cell table:style-name="Таблица14.C125" office:value-type="string">
            <text:p text:style-name="P48"/>
          </table:table-cell>
          <table:table-cell table:style-name="Таблица14.C125" office:value-type="string">
            <text:p text:style-name="P37"/>
          </table:table-cell>
          <table:table-cell table:style-name="Таблица14.C125" office:value-type="string">
            <text:p text:style-name="P29">8</text:p>
          </table:table-cell>
          <table:table-cell table:style-name="Таблица14.C125" office:value-type="string">
            <text:p text:style-name="P37"/>
          </table:table-cell>
        </table:table-row>
      </table:table>
      <text:p text:style-name="P13"/>
      <text:p text:style-name="P13"/>
      <text:p text:style-name="P13"/>
      <text:p text:style-name="P101"><draw:frame draw:style-name="fr1" draw:name="Врезка1" text:anchor-type="paragraph" svg:width="19.05cm" draw:z-index="0"><draw:text-box fo:min-height="0cm"><table:table table:name="Таблица15" table:style-name="Таблица15"><table:table-column table:style-name="Таблица15.A" table:number-columns-repeated="10"/><table:table-row><table:table-cell table:style-name="Таблица15.A1" table:number-columns-spanned="10" office:value-type="string"><text:p text:style-name="P95">Представитель    застройщика   (технического   заказчика,   эксплуатирующей организации   или   регионального   оператора)  по  вопросам  строительного контроля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8">Ведущий инженер ФКП "Бийский олеумный завод" Смирнов А.А.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6">(должность, фамилия, инициалы, подпись)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6" office:value-type="string"><text:p text:style-name="P95">Представитель лица, осуществляющего строительство</text:p></table:table-cell><table:covered-table-cell/><table:covered-table-cell/><table:covered-table-cell/><table:covered-table-cell/><table:covered-table-cell/><table:table-cell table:style-name="Таблица15.A1" table:number-columns-spanned="4" office:value-type="string"><text:p text:style-name="P99"> </text:p></table:table-cell><table:covered-table-cell/><table:covered-table-cell/><table:covered-table-cell/></table:table-row><table:table-row><table:table-cell table:style-name="Таблица15.A1" table:number-columns-spanned="10" office:value-type="string"><text:p text:style-name="P98">Инженер строитель АО "ГИПРОИВ" Кукушкин С.В.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6">(должность, фамилия, инициалы, подпись)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7" table:number-columns-spanned="8" office:value-type="string"><text:p text:style-name="P95">Представитель лица, осуществляющего подготовку проектной документации:</text:p></table:table-cell><table:covered-table-cell/><table:covered-table-cell/><table:covered-table-cell/><table:covered-table-cell/><table:covered-table-cell/><table:covered-table-cell/><table:covered-table-cell/><table:table-cell table:style-name="Таблица15.A7" office:value-type="string"><text:p text:style-name="P94"/></table:table-cell><table:table-cell table:style-name="Таблица15.A7" office:value-type="string"><text:p text:style-name="P94"/></table:table-cell></table:table-row><table:table-row><table:table-cell table:style-name="Таблица15.A7" table:number-columns-spanned="10" office:value-type="string"><text:p text:style-name="P98">Главный инженер проекта АО "ГИПРОИВ" Вашурин М.В.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6">(должность, фамилия, инициалы, подпись)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5">Представитель лица, выполнившего работы, подлежащие освидетельствованию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8">Начальник строительства ООО "Востокэнергострой"  Сапегин В.В.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96">(должность, фамилия, инициалы, подпись)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7" table:number-columns-spanned="3" office:value-type="string"><text:p text:style-name="P95">Представители иных лиц:</text:p></table:table-cell><table:covered-table-cell/><table:covered-table-cell/><table:table-cell table:style-name="Таблица15.A7" table:number-columns-spanned="7" office:value-type="string"><text:p text:style-name="P99"> </text:p></table:table-cell><table:covered-table-cell/><table:covered-table-cell/><table:covered-table-cell/><table:covered-table-cell/><table:covered-table-cell/><table:covered-table-cell/></table:table-row><table:table-row><table:table-cell table:style-name="Таблица15.A7" table:number-columns-spanned="10" office:value-type="string"><text:p text:style-name="P97">Представитель технического надзора Заказчика от ООО "СЭК" 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1" table:number-columns-spanned="10" office:value-type="string"><text:p text:style-name="P100">(должность, фамилия, инициалы, подпись)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table:table-cell table:style-name="Таблица15.A7" office:value-type="string"><text:p text:style-name="P94"/></table:table-cell></table:table-row></table:table></draw:text-box></draw:frame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1" svg:font-family="Tahoma, sans-serif"/>
    <style:font-face style:name="Times New Roman1" svg:font-family="'Times New Roman', serif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2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2" style:font-size-asian="24pt" style:language-asian="ru" style:country-asian="RU" style:font-weight-asian="bold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2" style:font-size-asian="12pt" style:language-asian="ru" style:country-asian="RU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2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2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en" style:country-asian="US" style:font-name-complex="Tahoma2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2" style:font-size-asian="13pt" style:font-weight-asian="bold" style:font-size-complex="12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2" style:font-size-asian="24pt" style:font-weight-asian="bold" style:font-size-complex="24pt" style:font-weight-complex="bold"/>
    </style:style>
    <style:style style:name="Основной_20_текст_20__28_2_29_" style:display-name="Основной текст (2)" style:family="text" style:parent-style-name="Default_20_Paragraph_20_Font">
      <style:text-properties fo:font-variant="normal" fo:text-transform="none" fo:color="#000000" style:text-line-through-style="none" style:text-position="0% 0%" style:font-name="Arial Narrow" fo:font-size="11pt" fo:letter-spacing="normal" fo:language="ru" fo:country="RU" fo:font-style="italic" style:text-underline-style="none" fo:font-weight="normal" style:font-name-asian="Arial Narrow1" style:font-size-asian="11pt" style:language-asian="ru" style:country-asian="RU" style:font-style-asian="italic" style:font-weight-asian="normal" style:font-name-complex="Arial Narrow1" style:font-size-complex="11pt" style:language-complex="ru" style:country-complex="RU" style:font-style-complex="italic" style:font-weight-complex="normal" style:text-scale="100%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2" style:font-size-asian="14pt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2" style:font-name-complex="Arial2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fo:font-style="normal" style:text-underline-style="none" style:font-style-asian="norma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25cm" fo:margin-left="2.501cm" fo:margin-right="1.49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</meta:initial-creator>
    <meta:editing-cycles>163</meta:editing-cycles>
    <meta:print-date>2019-12-12T03:39:00</meta:print-date>
    <meta:creation-date>2017-10-17T12:46:00</meta:creation-date>
    <dc:date>2020-07-09T20:10:03.60</dc:date>
    <meta:editing-duration>PT1H13M28S</meta:editing-duration>
    <meta:generator>OpenOffice/4.1.5$Win32 OpenOffice.org_project/415m1$Build-9789</meta:generator>
    <meta:document-statistic meta:table-count="15" meta:image-count="0" meta:object-count="0" meta:page-count="15" meta:paragraph-count="1110" meta:word-count="3780" meta:character-count="2826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